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7CE96CD8.png" manifest:media-type="image/png"/>
  <manifest:file-entry manifest:full-path="Pictures/100000010000031A00000463775A6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text-properties style:font-name="Comfortaa Light" fo:font-size="32pt" officeooo:rsid="00133d9c" officeooo:paragraph-rsid="00133d9c" style:font-size-asian="32pt" style:font-size-complex="32pt"/>
    </style:style>
    <style:style style:name="P3" style:family="paragraph" style:parent-style-name="Standard">
      <style:paragraph-properties fo:text-align="center" style:justify-single-word="false"/>
      <style:text-properties fo:color="#9e2050" loext:opacity="100%" style:font-name="Comfortaa Light" fo:font-size="24pt" officeooo:rsid="00134b37" officeooo:paragraph-rsid="00134b37" style:font-size-asian="21pt" style:font-size-complex="24pt"/>
    </style:style>
    <style:style style:name="P4" style:family="paragraph" style:parent-style-name="Standard">
      <style:paragraph-properties fo:text-align="center" style:justify-single-word="false"/>
      <style:text-properties style:font-name="Comfortaa Light" fo:font-size="24pt" officeooo:rsid="0003c534" officeooo:paragraph-rsid="0003c534" style:font-size-asian="21pt" style:font-size-complex="24pt"/>
    </style:style>
    <style:style style:name="P5" style:family="paragraph" style:parent-style-name="Standard" style:master-page-name="">
      <loext:graphic-properties draw:fill="none"/>
      <style:paragraph-properties fo:margin-left="0cm" fo:margin-right="1.3cm" fo:text-align="end" style:justify-single-word="false" fo:text-indent="0cm" style:auto-text-indent="false" style:page-number="auto" fo:background-color="transparent"/>
      <style:text-properties style:font-name="Comfortaa Light" fo:font-size="14pt" officeooo:rsid="0003c534" officeooo:paragraph-rsid="0003c534" style:font-size-asian="12.25pt" style:font-size-complex="14pt"/>
    </style:style>
    <style:style style:name="P6" style:family="paragraph" style:parent-style-name="Standard">
      <loext:graphic-properties draw:fill="none"/>
      <style:paragraph-properties fo:margin-left="0cm" fo:margin-right="1.3cm" fo:text-align="end" style:justify-single-word="false" fo:text-indent="0cm" style:auto-text-indent="false" fo:background-color="transparent"/>
      <style:text-properties officeooo:paragraph-rsid="0003c534"/>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Contents_20_4">
      <style:paragraph-properties>
        <style:tab-stops>
          <style:tab-stop style:position="15.499cm" style:type="right" style:leader-style="dotted" style:leader-text="."/>
        </style:tab-stops>
      </style:paragraph-properties>
    </style:style>
    <style:style style:name="P12" style:family="paragraph" style:parent-style-name="Standard">
      <style:paragraph-properties fo:break-before="page"/>
    </style:style>
    <style:style style:name="P1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7632c" officeooo:paragraph-rsid="0007632c" style:font-size-asian="11pt" style:font-size-complex="11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7632c" style:font-size-asian="11pt" style:font-size-complex="11pt"/>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134b37" officeooo:paragraph-rsid="00134b37" style:font-size-asian="11pt" style:font-size-complex="11pt"/>
    </style:style>
    <style:style style:name="P16" style:family="paragraph" style:parent-style-name="Standard" style:list-style-name="L1">
      <style:paragraph-properties fo:line-height="150%" fo:text-align="justify" style:justify-single-word="false"/>
      <style:text-properties style:font-name="Liberation Sans" fo:font-size="11pt" officeooo:rsid="0007632c" officeooo:paragraph-rsid="0007632c" style:font-size-asian="11pt" style:font-size-complex="11pt"/>
    </style:style>
    <style:style style:name="P17" style:family="paragraph" style:parent-style-name="Standard">
      <style:paragraph-properties fo:line-height="150%" fo:text-align="justify" style:justify-single-word="false"/>
      <style:text-properties style:font-name="Liberation Sans" fo:font-size="11pt" officeooo:rsid="0007632c" officeooo:paragraph-rsid="0007632c" style:font-size-asian="11pt" style:font-size-complex="11pt"/>
    </style:style>
    <style:style style:name="P18" style:family="paragraph" style:parent-style-name="Heading_20_2">
      <style:paragraph-properties fo:break-before="page"/>
    </style:style>
    <style:style style:name="P19" style:family="paragraph" style:parent-style-name="Standard">
      <style:paragraph-properties fo:line-height="150%" fo:text-align="justify" style:justify-single-word="false"/>
      <style:text-properties style:font-name="Liberation Sans" fo:font-size="11pt" officeooo:rsid="00161d59" officeooo:paragraph-rsid="00161d59" style:font-size-asian="11pt" style:font-size-complex="11pt"/>
    </style:style>
    <style:style style:name="P20" style:family="paragraph" style:parent-style-name="Standard" style:list-style-name="L1">
      <style:paragraph-properties fo:line-height="150%" fo:text-align="justify" style:justify-single-word="false"/>
      <style:text-properties style:font-name="Liberation Sans" fo:font-size="11pt" officeooo:rsid="00161d59" officeooo:paragraph-rsid="00161d59" style:font-size-asian="11pt" style:font-size-complex="11pt"/>
    </style:style>
    <style:style style:name="P21" style:family="paragraph" style:parent-style-name="Heading_20_1">
      <style:text-properties style:font-name="Liberation Sans" fo:font-size="11pt" officeooo:rsid="000500ee" officeooo:paragraph-rsid="0007632c" style:font-size-asian="11pt" style:font-size-complex="11pt"/>
    </style:style>
    <style:style style:name="P22" style:family="paragraph">
      <style:paragraph-properties fo:text-align="center"/>
    </style:style>
    <style:style style:name="T1" style:family="text">
      <style:text-properties fo:color="#9e2050" loext:opacity="100%" fo:font-weight="bold" style:font-weight-asian="bold" style:font-weight-complex="bold"/>
    </style:style>
    <style:style style:name="T2" style:family="text">
      <style:text-properties fo:color="#9e2050" loext:opacity="100%" style:font-name="Comfortaa Light" fo:font-size="14pt" fo:font-weight="bold" officeooo:rsid="0003c534" style:font-size-asian="12.25pt" style:font-weight-asian="bold" style:font-size-complex="14pt" style:font-weight-complex="bold"/>
    </style:style>
    <style:style style:name="T3" style:family="text">
      <style:text-properties style:font-name="Comfortaa Light" fo:font-size="14pt" officeooo:rsid="0003c534" style:font-size-asian="12.25pt" style:font-size-complex="14pt"/>
    </style:style>
    <style:style style:name="T4" style:family="text">
      <style:text-properties officeooo:rsid="0007632c"/>
    </style:style>
    <style:style style:name="T5" style:family="text">
      <style:text-properties officeooo:rsid="00134b37"/>
    </style:style>
    <style:style style:name="T6" style:family="text">
      <style:text-properties officeooo:rsid="0017e5b5"/>
    </style:style>
    <style:style style:name="T7" style:family="text">
      <style:text-properties officeooo:rsid="001aba67"/>
    </style:style>
    <style:style style:name="T8" style:family="text">
      <style:text-properties officeooo:rsid="00159b76"/>
    </style:style>
    <style:style style:name="T9" style:family="text">
      <style:text-properties officeooo:rsid="0014fe7d"/>
    </style:style>
    <style:style style:name="T10" style:family="text">
      <style:text-properties officeooo:rsid="0015ab7f"/>
    </style:style>
    <style:style style:name="T11" style:family="text">
      <style:text-properties officeooo:rsid="00161d59"/>
    </style:style>
    <style:style style:name="T12" style:family="text">
      <style:text-properties officeooo:rsid="00194e46"/>
    </style:style>
    <style:style style:name="T13" style:family="text">
      <style:text-properties officeooo:rsid="00197aee"/>
    </style:style>
    <style:style style:name="T14" style:family="text">
      <style:text-properties officeooo:rsid="001d9a4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cte elèctric de ...</text:p>
      <text:p text:style-name="P3">Plec de Condicions</text:p>
      <text:p text:style-name="P4"/>
      <text:p text:style-name="P4"/>
      <text:p text:style-name="P4"/>
      <text:p text:style-name="P4"/>
      <text:p text:style-name="P4"/>
      <text:p text:style-name="P4"/>
      <text:p text:style-name="P4"/>
      <text:p text:style-name="P4"/>
      <text:p text:style-name="P4"/>
      <text:p text:style-name="P4"/>
      <text:p text:style-name="P5"><text:span text:style-name="T1">Alumne:</text:span> Aquí el nom de l’alumne</text:p>
      <text:p text:style-name="P6"><text:span text:style-name="T2">Professor: </text:span><text:span text:style-name="T3">Aquí el nom del professor</text:span></text:p>
      <text:p text:style-name="P6"><text:span text:style-name="T2">Grup:</text:span><text:span text:style-name="T3"> Aquí el codi del grup</text:span></text:p>
      <text:p text:style-name="P6"><text:span text:style-name="T2">Any:</text:span><text:span text:style-name="T3"> Aquí l’any escolar (per exemple 25/26)</text:span></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rotected="true">
            <text:p text:style-name="P7">Taula de continguts</text:p>
          </text:index-title>
          <text:p text:style-name="P8"><text:a xlink:type="simple" xlink:href="#__RefHeading___Toc9390_246834675" text:style-name="Index_20_Link" text:visited-style-name="Index_20_Link">1. Objecte<text:tab/>4</text:a></text:p>
          <text:p text:style-name="P8"><text:a xlink:type="simple" xlink:href="#__RefHeading___Toc9392_246834675" text:style-name="Index_20_Link" text:visited-style-name="Index_20_Link">2. Condicions de tipus general<text:tab/>4</text:a></text:p>
          <text:p text:style-name="P9"><text:a xlink:type="simple" xlink:href="#__RefHeading___Toc9394_246834675" text:style-name="Index_20_Link" text:visited-style-name="Index_20_Link">2.1. Condicions d’Índole legal<text:tab/>4</text:a></text:p>
          <text:p text:style-name="P9"><text:a xlink:type="simple" xlink:href="#__RefHeading___Toc9396_246834675" text:style-name="Index_20_Link" text:visited-style-name="Index_20_Link">2.2. Relacions entre els documents del projecte i la normativa<text:tab/>4</text:a></text:p>
          <text:p text:style-name="P10"><text:a xlink:type="simple" xlink:href="#__RefHeading___Toc9398_246834675" text:style-name="Index_20_Link" text:visited-style-name="Index_20_Link">2.2.1. Contradiccions entre els documents del projecte<text:tab/>4</text:a></text:p>
          <text:p text:style-name="P10"><text:a xlink:type="simple" xlink:href="#__RefHeading___Toc9400_246834675" text:style-name="Index_20_Link" text:visited-style-name="Index_20_Link">2.2.2. Contradiccions entre el projecte i la legislació administrativa general<text:tab/>5</text:a></text:p>
          <text:p text:style-name="P10"><text:a xlink:type="simple" xlink:href="#__RefHeading___Toc9402_246834675" text:style-name="Index_20_Link" text:visited-style-name="Index_20_Link">2.2.3. Contradiccions entre el projecte i la normativa tècnica.<text:tab/>5</text:a></text:p>
          <text:p text:style-name="P9"><text:a xlink:type="simple" xlink:href="#__RefHeading___Toc9404_246834675" text:style-name="Index_20_Link" text:visited-style-name="Index_20_Link">2.3. Mitjans humans del contractista<text:tab/>5</text:a></text:p>
          <text:p text:style-name="P10"><text:a xlink:type="simple" xlink:href="#__RefHeading___Toc9406_246834675" text:style-name="Index_20_Link" text:visited-style-name="Index_20_Link">2.3.1. Generalitats<text:tab/>5</text:a></text:p>
          <text:p text:style-name="P10"><text:a xlink:type="simple" xlink:href="#__RefHeading___Toc9408_246834675" text:style-name="Index_20_Link" text:visited-style-name="Index_20_Link">2.3.2. Coordinador del servei del contractista<text:tab/>6</text:a></text:p>
          <text:p text:style-name="P9"><text:a xlink:type="simple" xlink:href="#__RefHeading___Toc9410_246834675" text:style-name="Index_20_Link" text:visited-style-name="Index_20_Link">2.4. Realització de treballs amb maquinària per a obres<text:tab/>8</text:a></text:p>
          <text:p text:style-name="P10"><text:a xlink:type="simple" xlink:href="#__RefHeading___Toc9412_246834675" text:style-name="Index_20_Link" text:visited-style-name="Index_20_Link">2.4.1. Circulació de la maquinària d’obra i de camions<text:tab/>8</text:a></text:p>
          <text:p text:style-name="P10"><text:a xlink:type="simple" xlink:href="#__RefHeading___Toc9414_246834675" text:style-name="Index_20_Link" text:visited-style-name="Index_20_Link">2.4.2. Senyalització durant les obres<text:tab/>10</text:a></text:p>
          <text:p text:style-name="P9"><text:a xlink:type="simple" xlink:href="#__RefHeading___Toc9416_246834675" text:style-name="Index_20_Link" text:visited-style-name="Index_20_Link">2.5. Mesures preventives contra incendis a les obres.<text:tab/>11</text:a></text:p>
          <text:p text:style-name="P9"><text:a xlink:type="simple" xlink:href="#__RefHeading___Toc9418_246834675" text:style-name="Index_20_Link" text:visited-style-name="Index_20_Link">2.6. Direcció d’obra<text:tab/>12</text:a></text:p>
          <text:p text:style-name="P10"><text:a xlink:type="simple" xlink:href="#__RefHeading___Toc9420_246834675" text:style-name="Index_20_Link" text:visited-style-name="Index_20_Link">2.6.1. Funcions del director d’obra<text:tab/>12</text:a></text:p>
          <text:p text:style-name="P10"><text:a xlink:type="simple" xlink:href="#__RefHeading___Toc9422_246834675" text:style-name="Index_20_Link" text:visited-style-name="Index_20_Link">2.6.2. Documentació de la direcció d’obra<text:tab/>15</text:a></text:p>
          <text:p text:style-name="P11"><text:a xlink:type="simple" xlink:href="#__RefHeading___Toc9424_246834675" text:style-name="Index_20_Link" text:visited-style-name="Index_20_Link">Diari d’Obra<text:tab/>15</text:a></text:p>
          <text:p text:style-name="P11"><text:a xlink:type="simple" xlink:href="#__RefHeading___Toc9426_246834675" text:style-name="Index_20_Link" text:visited-style-name="Index_20_Link">Llibre d’Ordres i Assistències<text:tab/>15</text:a></text:p>
          <text:p text:style-name="P11"><text:a xlink:type="simple" xlink:href="#__RefHeading___Toc9428_246834675" text:style-name="Index_20_Link" text:visited-style-name="Index_20_Link">Actes de les obres<text:tab/>16</text:a></text:p>
          <text:p text:style-name="P11"><text:a xlink:type="simple" xlink:href="#__RefHeading___Toc9430_246834675" text:style-name="Index_20_Link" text:visited-style-name="Index_20_Link">Pla d’Execució<text:tab/>16</text:a></text:p>
          <text:p text:style-name="P9"><text:a xlink:type="simple" xlink:href="#__RefHeading___Toc9432_246834675" text:style-name="Index_20_Link" text:visited-style-name="Index_20_Link">2.7. Comprovació dels documents del projecte<text:tab/>16</text:a></text:p>
          <text:p text:style-name="P9"><text:a xlink:type="simple" xlink:href="#__RefHeading___Toc9434_246834675" text:style-name="Index_20_Link" text:visited-style-name="Index_20_Link">2.8. Replantejaments<text:tab/>16</text:a></text:p>
          <text:p text:style-name="P9"><text:a xlink:type="simple" xlink:href="#__RefHeading___Toc9436_246834675" text:style-name="Index_20_Link" text:visited-style-name="Index_20_Link">2.9. Termini d’execució de les obres<text:tab/>17</text:a></text:p>
          <text:p text:style-name="P9"><text:a xlink:type="simple" xlink:href="#__RefHeading___Toc9438_246834675" text:style-name="Index_20_Link" text:visited-style-name="Index_20_Link">2.10. Sancions per retard de les obres<text:tab/>18</text:a></text:p>
          <text:p text:style-name="P9"><text:a xlink:type="simple" xlink:href="#__RefHeading___Toc9440_246834675" text:style-name="Index_20_Link" text:visited-style-name="Index_20_Link">2.11. Desenvolupament de les obres<text:tab/>18</text:a></text:p>
          <text:p text:style-name="P9"><text:a xlink:type="simple" xlink:href="#__RefHeading___Toc9442_246834675" text:style-name="Index_20_Link" text:visited-style-name="Index_20_Link">2.12. Modificacions en els treballs<text:tab/>18</text:a></text:p>
          <text:p text:style-name="P9"><text:a xlink:type="simple" xlink:href="#__RefHeading___Toc9444_246834675" text:style-name="Index_20_Link" text:visited-style-name="Index_20_Link">2.13. Treballs inadmissibles i vicis ocults<text:tab/>19</text:a></text:p>
          <text:p text:style-name="P9"><text:a xlink:type="simple" xlink:href="#__RefHeading___Toc9446_246834675" text:style-name="Index_20_Link" text:visited-style-name="Index_20_Link">2.14. Inscripcions a l’obra<text:tab/>20</text:a></text:p>
          <text:p text:style-name="P9"><text:a xlink:type="simple" xlink:href="#__RefHeading___Toc9448_246834675" text:style-name="Index_20_Link" text:visited-style-name="Index_20_Link">2.15. Normativa bàsica<text:tab/>20</text:a></text:p>
          <text:p text:style-name="P9"><text:a xlink:type="simple" xlink:href="#__RefHeading___Toc9450_246834675" text:style-name="Index_20_Link" text:visited-style-name="Index_20_Link">2.16. Retirada de mitjans auxiliars i neteja de l’obra<text:tab/>20</text:a></text:p>
          <text:p text:style-name="P9"><text:a xlink:type="simple" xlink:href="#__RefHeading___Toc9452_246834675" text:style-name="Index_20_Link" text:visited-style-name="Index_20_Link">2.17. Recepció provisional de les obres<text:tab/>21</text:a></text:p>
          <text:p text:style-name="P9"><text:a xlink:type="simple" xlink:href="#__RefHeading___Toc9454_246834675" text:style-name="Index_20_Link" text:visited-style-name="Index_20_Link">2.18. Mesura definitiva dels treballs<text:tab/>21</text:a></text:p>
          <text:p text:style-name="P9"><text:a xlink:type="simple" xlink:href="#__RefHeading___Toc9456_246834675" text:style-name="Index_20_Link" text:visited-style-name="Index_20_Link">2.19. Conservació durant el termini de garantia<text:tab/>22</text:a></text:p>
          <text:p text:style-name="P9"><text:a xlink:type="simple" xlink:href="#__RefHeading___Toc9458_246834675" text:style-name="Index_20_Link" text:visited-style-name="Index_20_Link">2.20. Recepció definitiva<text:tab/>22</text:a></text:p>
          <text:p text:style-name="P9"><text:a xlink:type="simple" xlink:href="#__RefHeading___Toc9460_246834675" text:style-name="Index_20_Link" text:visited-style-name="Index_20_Link">2.21. Il·luminació de les obres<text:tab/>22</text:a></text:p>
          <text:p text:style-name="P9"><text:a xlink:type="simple" xlink:href="#__RefHeading___Toc9462_246834675" text:style-name="Index_20_Link" text:visited-style-name="Index_20_Link">2.22. Pressupost<text:tab/>23</text:a></text:p>
          <text:p text:style-name="P10"><text:a xlink:type="simple" xlink:href="#__RefHeading___Toc9464_246834675" text:style-name="Index_20_Link" text:visited-style-name="Index_20_Link">2.22.1. Pressupost d’execució<text:tab/>23</text:a></text:p>
          <text:p text:style-name="P10"><text:a xlink:type="simple" xlink:href="#__RefHeading___Toc9466_246834675" text:style-name="Index_20_Link" text:visited-style-name="Index_20_Link">2.22.2. Forma d’execució i abonament de partides<text:tab/>23</text:a></text:p>
          <text:p text:style-name="P10"><text:a xlink:type="simple" xlink:href="#__RefHeading___Toc9468_246834675" text:style-name="Index_20_Link" text:visited-style-name="Index_20_Link">2.22.3. Preus Contradictoris.<text:tab/>23</text:a></text:p>
          <text:p text:style-name="P9"><text:a xlink:type="simple" xlink:href="#__RefHeading___Toc9470_246834675" text:style-name="Index_20_Link" text:visited-style-name="Index_20_Link">2.23. Materials, peces i equips en general<text:tab/>24</text:a></text:p>
          <text:p text:style-name="P10"><text:a xlink:type="simple" xlink:href="#__RefHeading___Toc9472_246834675" text:style-name="Index_20_Link" text:visited-style-name="Index_20_Link">2.23.1. Condicions generals<text:tab/>24</text:a></text:p>
          <text:p text:style-name="P10"><text:a xlink:type="simple" xlink:href="#__RefHeading___Toc9474_246834675" text:style-name="Index_20_Link" text:visited-style-name="Index_20_Link">2.23.2. Materials facilitats pel contractista<text:tab/>25</text:a></text:p>
          <text:p text:style-name="P10"><text:a xlink:type="simple" xlink:href="#__RefHeading___Toc9476_246834675" text:style-name="Index_20_Link" text:visited-style-name="Index_20_Link"><text:soft-page-break/>2.23.3. Autorització prèvia del director d’obra<text:tab/>25</text:a></text:p>
          <text:p text:style-name="P10"><text:a xlink:type="simple" xlink:href="#__RefHeading___Toc9478_246834675" text:style-name="Index_20_Link" text:visited-style-name="Index_20_Link">2.23.4. Origen dels materials<text:tab/>26</text:a></text:p>
          <text:p text:style-name="P10"><text:a xlink:type="simple" xlink:href="#__RefHeading___Toc9480_246834675" text:style-name="Index_20_Link" text:visited-style-name="Index_20_Link">2.23.5. Mostres<text:tab/>26</text:a></text:p>
          <text:p text:style-name="P10"><text:a xlink:type="simple" xlink:href="#__RefHeading___Toc9482_246834675" text:style-name="Index_20_Link" text:visited-style-name="Index_20_Link">2.23.6. Proves i assaigs<text:tab/>28</text:a></text:p>
          <text:p text:style-name="P10"><text:a xlink:type="simple" xlink:href="#__RefHeading___Toc9484_246834675" text:style-name="Index_20_Link" text:visited-style-name="Index_20_Link">2.23.7. Materials, peces, equips o productes sense les condicions tècniques necessàries<text:tab/>28</text:a></text:p>
          <text:p text:style-name="P10"><text:a xlink:type="simple" xlink:href="#__RefHeading___Toc9486_246834675" text:style-name="Index_20_Link" text:visited-style-name="Index_20_Link">2.23.8. Marques de fabricació<text:tab/>29</text:a></text:p>
          <text:p text:style-name="P10"><text:a xlink:type="simple" xlink:href="#__RefHeading___Toc9488_246834675" text:style-name="Index_20_Link" text:visited-style-name="Index_20_Link">2.23.9. Acopis<text:tab/>30</text:a></text:p>
          <text:p text:style-name="P10"><text:a xlink:type="simple" xlink:href="#__RefHeading___Toc9490_246834675" text:style-name="Index_20_Link" text:visited-style-name="Index_20_Link">2.23.10. Materials, equips, peces o productes aportats pel Contractista i no emprats en la instal·lació<text:tab/>30</text:a></text:p>
          <text:p text:style-name="P10"><text:a xlink:type="simple" xlink:href="#__RefHeading___Toc9492_246834675" text:style-name="Index_20_Link" text:visited-style-name="Index_20_Link">2.23.11. Materials subministrats al Contractista<text:tab/>30</text:a></text:p>
          <text:p text:style-name="P10"><text:a xlink:type="simple" xlink:href="#__RefHeading___Toc9494_246834675" text:style-name="Index_20_Link" text:visited-style-name="Index_20_Link">2.23.12. Materials no especificats en el present Plec<text:tab/>31</text:a></text:p>
          <text:p text:style-name="P10"><text:a xlink:type="simple" xlink:href="#__RefHeading___Toc9496_246834675" text:style-name="Index_20_Link" text:visited-style-name="Index_20_Link">2.23.13. Relació qualitat-preu<text:tab/>31</text:a></text:p>
          <text:p text:style-name="P10"><text:a xlink:type="simple" xlink:href="#__RefHeading___Toc9498_246834675" text:style-name="Index_20_Link" text:visited-style-name="Index_20_Link">2.23.14. Normativa aplicable<text:tab/>31</text:a></text:p>
          <text:p text:style-name="P8"><text:a xlink:type="simple" xlink:href="#__RefHeading___Toc9500_246834675" text:style-name="Index_20_Link" text:visited-style-name="Index_20_Link">3. Característiques dels materials, forma d’execució i abonament de les unitats d’obra<text:tab/>32</text:a></text:p>
          <text:p text:style-name="P9"><text:a xlink:type="simple" xlink:href="#__RefHeading___Toc9502_246834675" text:style-name="Index_20_Link" text:visited-style-name="Index_20_Link">3.1. Unitat d’obra 1<text:tab/>32</text:a></text:p>
          <text:p text:style-name="P10"><text:a xlink:type="simple" xlink:href="#__RefHeading___Toc9504_246834675" text:style-name="Index_20_Link" text:visited-style-name="Index_20_Link">3.1.1. Especificacions del material<text:tab/>32</text:a></text:p>
          <text:p text:style-name="P10"><text:a xlink:type="simple" xlink:href="#__RefHeading___Toc9506_246834675" text:style-name="Index_20_Link" text:visited-style-name="Index_20_Link">3.1.2. Recepció i acopi.<text:tab/>32</text:a></text:p>
          <text:p text:style-name="P10"><text:a xlink:type="simple" xlink:href="#__RefHeading___Toc9508_246834675" text:style-name="Index_20_Link" text:visited-style-name="Index_20_Link">3.1.3. Normativa<text:tab/>33</text:a></text:p>
          <text:p text:style-name="P10"><text:a xlink:type="simple" xlink:href="#__RefHeading___Toc9510_246834675" text:style-name="Index_20_Link" text:visited-style-name="Index_20_Link">3.1.4. Execució de la unitat<text:tab/>33</text:a></text:p>
          <text:p text:style-name="P10"><text:a xlink:type="simple" xlink:href="#__RefHeading___Toc9512_246834675" text:style-name="Index_20_Link" text:visited-style-name="Index_20_Link">3.1.5. Assajos i control de qualitat.<text:tab/>33</text:a></text:p>
          <text:p text:style-name="P10"><text:a xlink:type="simple" xlink:href="#__RefHeading___Toc9514_246834675" text:style-name="Index_20_Link" text:visited-style-name="Index_20_Link">3.1.6. Documentació<text:tab/>33</text:a></text:p>
          <text:p text:style-name="P10"><text:a xlink:type="simple" xlink:href="#__RefHeading___Toc9516_246834675" text:style-name="Index_20_Link" text:visited-style-name="Index_20_Link">3.1.7. Mesurament i abonament<text:tab/>33</text:a></text:p>
        </text:index-body>
      </text:table-of-content>
      <text:p text:style-name="Standard"/>
      <text:p text:style-name="P12"/>
      <text:h text:style-name="Heading_20_1" text:outline-level="1"><text:bookmark-start text:name="__RefHeading___Toc9390_246834675"/>1. <text:span text:style-name="T4">Objecte</text:span><text:bookmark-end text:name="__RefHeading___Toc9390_246834675"/></text:h>
      <text:p text:style-name="P13">L’objecte d’aquest <text:span text:style-name="T5">plec</text:span> és ...</text:p>
      <text:h text:style-name="Heading_20_1" text:outline-level="1"><text:bookmark-start text:name="__RefHeading___Toc9392_246834675"/>2. <text:span text:style-name="T5">Condicions de tipus general</text:span><text:bookmark-end text:name="__RefHeading___Toc9392_246834675"/></text:h>
      <text:h text:style-name="Heading_20_2" text:outline-level="2"><text:bookmark-start text:name="__RefHeading___Toc9394_246834675"/>2.1. Condicions d’Índole legal<text:bookmark-end text:name="__RefHeading___Toc9394_246834675"/></text:h>
      <text:p text:style-name="P14">Una vegada adjudicades les obres, el contractista disposarà d'un lloc adequat on puguin estendre's els plàn<text:span text:style-name="T6">ol</text:span>s i d'una zona per a realitzar cures d'urgència dotada d'una farmaciola en la seva proximitat.</text:p>
      <text:p text:style-name="P14"/>
      <text:p text:style-name="P14">El pagament d'impostos o <text:span text:style-name="T5">arbitratge</text:span> en general, llicències municipals o d'un altre origen, tanques, enllumenat, multes, etc. l'abonament de les quals ha de fer-se durant el temps d'execució de les obres i per conceptes inherents als mateixos treballs que es fan, seran a càrrec del contractista.</text:p>
      <text:p text:style-name="P14"/>
      <text:h text:style-name="Heading_20_2" text:outline-level="2"><text:bookmark-start text:name="__RefHeading___Toc9396_246834675"/>2.2. Relacions entre els documents del projecte i la normativa<text:bookmark-end text:name="__RefHeading___Toc9396_246834675"/></text:h>
      <text:h text:style-name="Heading_20_3" text:outline-level="3"><text:bookmark-start text:name="__RefHeading___Toc9398_246834675"/>2.2.1. Contradiccions entre els documents del projecte<text:bookmark-end text:name="__RefHeading___Toc9398_246834675"/></text:h>
      <text:p text:style-name="P15">En el cas que apareguin contradiccions entre els diferents Documents contractuals del Projecte, la interpretació correspondrà al Director d'Obra, establint-se el criteri general que, excepte indicació en sentit contrari, l'ordre de prioritat és:</text:p>
      <text:list xml:id="list1390950894" text:style-name="L1">
        <text:list-item>
          <text:p text:style-name="P16">Plec de Prescripcions Tècniques</text:p>
        </text:list-item>
        <text:list-item>
          <text:p text:style-name="P16">Plans</text:p>
        </text:list-item>
        <text:list-item>
          <text:p text:style-name="P16">Pressupost</text:p>
        </text:list-item>
        <text:list-item>
          <text:p text:style-name="P16">Memòria i Annexos</text:p>
        </text:list-item>
      </text:list>
      <text:p text:style-name="P15"/>
      <text:p text:style-name="P15">Concretament: En el cas d'existir contradicció entre Memòria i Plans, prevaldran aquests sobre aquella; entre Memòria i Pressupost, prevaldrà aquest sobre aquella. En cas de contradicció entre el Plec de Prescripcions Tècniques i <text:span text:style-name="T7">el</text:span> Pressupost, prevaldrà aquell sobre aquest.</text:p>
      <text:p text:style-name="P15"><text:soft-page-break/></text:p>
      <text:p text:style-name="P15">L'esmentat en el Plec de Prescripcions Tècniques i omès en els Plans, o viceversa, haurà de ser executat com si estigués exposat en tots dos documents, sempre que quedi prou definida la unitat d'obra corresponent, i aquesta tingui preu en el Pressupost. El Contractista estarà obligat a posar com més aviat millor en coneixement del Director d'Obra qualsevol discrepància que observi en els plans del Projecte o qualsevol altra circumstància sorgida durant l'execució dels treballs, que donés lloc a possibles modificacions del Projecte.</text:p>
      <text:p text:style-name="P15"/>
      <text:p text:style-name="P15">Les omissions en els Plans i en el Plec, i les descripcions errònies dels detalls de l'obra que siguin indispensables per a desenvolupar l'esperit o intenció exposats en els citats documents i que, per ús o costum, hagin de ser realitzats, no sols no eximiran al Contractista de l'obligació d'executar aquests detalls d'obra omesos o erròniament descrits, sinó que, al contrari, hauran de ser executats per aquest com si haguessin estat completa i correctament especificats en els documents del Projecte. Serà responsabilitat del Contractista, l'elaboració de quants plans de detall siguin necessaris per a la corresponent realització de les obres.</text:p>
      <text:p text:style-name="P15"/>
      <text:h text:style-name="Heading_20_3" text:outline-level="3"><text:bookmark-start text:name="__RefHeading___Toc9400_246834675"/>2.2.2. Contradiccions entre el projecte i la legislació administrativa general<text:bookmark-end text:name="__RefHeading___Toc9400_246834675"/></text:h>
      <text:p text:style-name="P15">En aquest cas prevaldran les disposicions generals (Lleis, Reglaments, Reials decrets,</text:p>
      <text:p text:style-name="P15">Ordres, etc.).</text:p>
      <text:p text:style-name="P15"/>
      <text:h text:style-name="Heading_20_3" text:outline-level="3"><text:bookmark-start text:name="__RefHeading___Toc9402_246834675"/>2.2.3. Contradiccions entre <text:span text:style-name="T8">el projecte</text:span> i la normativa tècnica.<text:bookmark-end text:name="__RefHeading___Toc9402_246834675"/></text:h>
      <text:p text:style-name="P15">Com a criteri general, prevaldrà el que s'estableix en el Projecte, tret que en el present Plec es faci indicació expressa que és d'aplicació preferent un article precís d'una Norma concreta, i en aquest cas prevaldrà el que s'estableix en aquest article.</text:p>
      <text:p text:style-name="P15"/>
      <text:h text:style-name="Heading_20_2" text:outline-level="2"><text:bookmark-start text:name="__RefHeading___Toc9404_246834675"/>2.3. Mitjans humans del contractista<text:bookmark-end text:name="__RefHeading___Toc9404_246834675"/></text:h>
      <text:p text:style-name="P15"/>
      <text:h text:style-name="Heading_20_3" text:outline-level="3"><text:bookmark-start text:name="__RefHeading___Toc9406_246834675"/>2.3.1. Generalitats<text:bookmark-end text:name="__RefHeading___Toc9406_246834675"/></text:h>
      <text:p text:style-name="P15">El Contractista es compromet a dur a terme l'activitat, objecte del present Plec, amb els mitjans humans i materials adequats a tal fi.</text:p>
      <text:p text:style-name="P15"><text:soft-page-break/></text:p>
      <text:p text:style-name="P15">La facultat de direcció, organització i control dels treballadors correspon a l'Empresa adjudicatària.</text:p>
      <text:p text:style-name="P15">No obstant això, el Contractista, es compromet a adoptar totes aquelles mesures que consideri necessàries perquè el seu personal compleixi amb els següents requisits:</text:p>
      <text:p text:style-name="P15"/>
      <text:p text:style-name="P15">Utilitzar la roba de treball o <text:span text:style-name="T9">uniforme</text:span> reglamentàri i mantenir-la en perfecte estat de presentació, així com els distintius de l'empresa adjudicatària establerts (si és que la prestació dels serveis exigís la utilització d'uniforme).</text:p>
      <text:p text:style-name="P15"/>
      <text:list xml:id="list144840247681697" text:continue-numbering="true" text:style-name="L1">
        <text:list-item>
          <text:p text:style-name="P16">Realitzar la seva activitat amb una plantilla de treballadors adequada per al rendiment òptim i qualitat del servei. Respecte del personal del Contractista, adscrit a l'activitat <text:s/>objecte d'aquest Plec, una vegada finalitzada aquesta o si la mateixa es resolgués abans de finalitzar la vigència pactada, s'estarà al que es disposa en la legislació vigent i en els propis convenis col·lectius que resultin d'aplicació en matèria de subrogació empresarial.</text:p>
        </text:list-item>
        <text:list-item>
          <text:p text:style-name="P16">Acceptar totes les responsabilitats que es derivin de les relacions que pugui establir amb terceres persones durant la vigència de l'assistència tècnica, per a desenvolupar l'objecte d'aquesta, per la qual cosa el promotor no se subrogarà en aquestes relacions.</text:p>
        </text:list-item>
        <text:list-item>
          <text:p text:style-name="P16">El personal del Contractista quedarà sotmès a les normes que sobre la seguretat, policia i règim interior regeixin en el Centre de treball.</text:p>
        </text:list-item>
        <text:list-item>
          <text:p text:style-name="P16">Compliment de tota la normativa aplicable als treballadors en matèria de treball, ocupació, Seguretat Social i prevenció de riscos laborals.</text:p>
        </text:list-item>
      </text:list>
      <text:p text:style-name="P17"/>
      <text:h text:style-name="Heading_20_3" text:outline-level="3"><text:bookmark-start text:name="__RefHeading___Toc9408_246834675"/>2.3.2. Coordinador del servei del contractista<text:bookmark-end text:name="__RefHeading___Toc9408_246834675"/></text:h>
      <text:p text:style-name="P17">Per part del Contractista, haurà d’estar al capdavant de l’obra, amb caràcter permanent i amb plena autoritat i responsabilitat, un <text:span text:style-name="T7">c</text:span>oordinador del servei amb la titulació adequada i experiència acreditada.</text:p>
      <text:p text:style-name="P17"/>
      <text:p text:style-name="P17">Aquest Coordinador designat haurà de tenir prou capacitat per a:</text:p>
      <text:p text:style-name="P17"/>
      <text:p text:style-name="P17"><text:soft-page-break/>Ostentar la representació del Contractista quan sigui necessària la seva actuació o presència en qualsevol acte derivat del compliment de les obligacions contractuals, sempre en relació amb l’execució i la bona marxa de les obres.</text:p>
      <text:p text:style-name="P17"/>
      <text:p text:style-name="P17">Organitzar l’execució de l’obra i interpretar i posar en pràctica les ordres rebudes de la Direcció d’Obra.</text:p>
      <text:p text:style-name="P17"/>
      <text:p text:style-name="P17">Proposar a la Direcció d’Obra, i/o col·laborar amb ella, en la resolució dels problemes que es plantegin durant l’execució de les obres.</text:p>
      <text:p text:style-name="P17"/>
      <text:p text:style-name="P17">Aquest Coordinador de l’obra i dels serveis associats haurà d’estar permanentment localitzable.</text:p>
      <text:p text:style-name="P17"/>
      <text:p text:style-name="P17">Durant el període d’obres, l’empresa adjudicatària haurà de disposar dels mitjans materials i humans suficients i adequats per garantir la bona execució de l’obra i dels serveis associats, així com la qualitat d'aquests, complint amb el que s'exigeix en el Plec.</text:p>
      <text:p text:style-name="P17"/>
      <text:p text:style-name="P17">Amb independència de les incidències internes de l’empresa adjudicatària, la bona execució de l’obra haurà d’estar sempre garantida per part de l’adjudicatària.</text:p>
      <text:p text:style-name="P17"/>
      <text:p text:style-name="P17">L’empresa adjudicatària haurà de garantir el traspàs de coneixement del projecte quan es produeixi qualsevol substitució en els mitjans humans, sense cost addicional per al promotor.</text:p>
      <text:p text:style-name="P17"/>
      <text:p text:style-name="P17">L’empresa adjudicatària haurà d’aportar, abans de l’inici del present contracte, la relació de mitjans humans i materials que s’assignaran a l’obra, adjuntant tota la documentació necessària que garanteixi que els mitjans humans compleixen els perfils mínims establerts al Plec per garantir la correcta execució del projecte i de totes les unitats relacionades amb la seguretat en tots els seus àmbits.</text:p>
      <text:p text:style-name="P17"/>
      <text:p text:style-name="P17">L’empresa adjudicatària haurà d’ajustar l’assignació de mitjans humans i materials a les necessitats de l’obra, assegurant en tot moment el nivell de qualitat exigit en el Plec.</text:p>
      <text:p text:style-name="P17"/>
      <text:p text:style-name="P17"><text:soft-page-break/>El Contractista podrà subcontractar, amb autorització prèvia de la Direcció d’Obra, part d’aquests treballs, essent ell mateix responsable de l’actuació dels subcontractistes, siguin persones físiques o jurídiques.</text:p>
      <text:p text:style-name="P17"/>
      <text:h text:style-name="Heading_20_2" text:outline-level="2"><text:bookmark-start text:name="__RefHeading___Toc9410_246834675"/>2.<text:span text:style-name="T10">4</text:span>. <text:span text:style-name="T10">Realització de treballs amb maquinària per a obres</text:span><text:bookmark-end text:name="__RefHeading___Toc9410_246834675"/></text:h>
      <text:h text:style-name="Heading_20_3" text:outline-level="3"><text:bookmark-start text:name="__RefHeading___Toc9412_246834675"/>2.<text:span text:style-name="T10">4</text:span>.1. Circulació de la maquinària d’obra i de camions<text:bookmark-end text:name="__RefHeading___Toc9412_246834675"/></text:h>
      <text:p text:style-name="P17"/>
      <text:p text:style-name="P17">La circulació de la maquinària d’obra, així com el transport de materials procedents de desmunts o de préstecs, s’haurà de realitzar exclusivament per l’interior dels límits d’ocupació de la zona d’obres i pels itineraris d’accés a les obres previstos a aquest efecte en el present Projecte.</text:p>
      <text:p text:style-name="P17"/>
      <text:p text:style-name="P17">El Contractista haurà d’adequar els camins d’obra necessaris per a la circulació de la seva maquinària. Prèviament, haurà de delimitar, mitjançant un jalonament i una senyalització efectius, la zona a afectar pel desbrossament per a les explanacions i altres ocupacions, establint un control adequat d’accessos per evitar la circulació de vehicles aliens a l’obra en qualsevol àrea a ocupar per les obres. El jalonament s’ha de mantenir durant la realització dels treballs, de manera que permeti una circulació permanent i el seu traçat no entorpeixi la construcció de les obres projectades.</text:p>
      <text:p text:style-name="P17"/>
      <text:p text:style-name="P17">En finalitzar les obres, el Contractista haurà d’assegurar el recondicionament dels terrenys ocupats pels itineraris temporals d’accés a la zona d’obres.</text:p>
      <text:p text:style-name="P17"/>
      <text:p text:style-name="P17">El Contractista està obligat, així mateix, a mantenir un control efectiu de la generació de pols al voltant de les obres que pugui afectar els diferents recursos naturals presents (vegetació, aigua, cultius…) o les persones (zones residencials o industrials), adoptant les mesures pertinents, entre les quals:</text:p>
      <text:p text:style-name="P17"/>
      <text:list xml:id="list144838697469562" text:continue-numbering="true" text:style-name="L1">
        <text:list-item>
          <text:p text:style-name="P16">Efectuar periòdicament operacions de reg sobre els camins de rodament i en tots aquells llocs que estimi necessaris la Direcció Ambiental, d’acord amb les característiques dels vents presents i les condicions climatològiques de la regió on es <text:soft-page-break/>executin les obres. Com a mínim es consideraran dos regs diaris durant els períodes secs i un reg diari a l’època més humida. S’utilitzarà per a aquests fins aigua reciclada apta per al reg directe sobre el terreny, la disponibilitat de la qual haurà d’estar certificada. Si no és així, es realitzaran els controls analítics oportuns que garanteixin la idoneïtat d’aquestes aigües per al reg d’acord amb la legislació vigent.</text:p>
        </text:list-item>
        <text:list-item>
          <text:p text:style-name="P16"><text:span text:style-name="T10">D</text:span>isposar a l’obra d’una cisterna permanent que pugui ser utilitzada de manera immediata.</text:p>
        </text:list-item>
        <text:list-item>
          <text:p text:style-name="P16">Retirar els acopis de pols i netejar les calçades de l’entorn d’actuació, utilitzades per al trànsit de vehicles d’obra, sempre que es vegin afectades per aquest material.</text:p>
        </text:list-item>
      </text:list>
      <text:p text:style-name="P17"/>
      <text:p text:style-name="P17"/>
      <text:p text:style-name="P17">L’encreuament o la connexió dels camins d’obra amb qualsevol altre vial del solar, centre de treball o via pública s’haurà d’establir d’acord amb la Propietat o l’Administració responsable, i mantenir-se nets i en bon estat.</text:p>
      <text:p text:style-name="P17"/>
      <text:p text:style-name="P17">En el cas de circulació de maquinària i/o de camions sobre obres de fàbrica, el Contractista haurà de considerar si és necessari el reforç de les estructures i dels dispositius de protecció.</text:p>
      <text:p text:style-name="P17"/>
      <text:p text:style-name="P17">Tot camí d’obra que guali directament cursos d’aigua requerirà la construcció de passos provisionals que evitin la terbolesa de les aigües pel pas freqüent de maquinària pesada. Aquests passos hauran de comptar amb l’autorització pertinent de l’organisme regulador en cada cas.</text:p>
      <text:p text:style-name="P17"/>
      <text:p text:style-name="P17">Amb l’objectiu de minimitzar l’emissió de gasos contaminants de la maquinària d’obra utilitzada, es realitzarà un control dels terminis de revisió dels motors.</text:p>
      <text:p text:style-name="P17"/>
      <text:p text:style-name="P17">Amb l’objectiu de minimitzar l’emissió de soroll de la maquinària d’obra utilitzada, es realitzarà un manteniment adequat que permeti el compliment de la legislació vigent en matèria d’emissió de sorolls de la maquinària que treballa a la intempèrie.</text:p>
      <text:p text:style-name="P17"/>
      <text:p text:style-name="P17">El Contractista haurà d’obtenir les autoritzacions per circular per les carreteres, i reforçarà les vies per les quals circularà la seva maquinària, o a reparar les vies deteriorades per la circulació d’aquesta. El Contractista haurà d’acatar les limitacions de circulació que li puguin imposar la Propietat o altres autoritats competents i, en particular: prohibició d’utilitzar certes <text:soft-page-break/>vies de la propietat o públiques, itineraris imposats, limitacions de pes, de gàlib o de velocitat, limitació de soroll, circulació en un sol sentit, prohibició d’encreuament.</text:p>
      <text:p text:style-name="P17"/>
      <text:p text:style-name="P17">En finalitzar les obres, s’hauran de restablir les calçades i els seus entorns i les obres que les travessen, d’acord amb la propietat i altres autoritats competents.</text:p>
      <text:p text:style-name="P17"/>
      <text:p text:style-name="P17">Es concretaran les mesures aplicables, en coordinació amb les actuacions de seguretat i higiene, especialment a les zones on hi hagi poblacions properes i que previsiblement puguin veure’s afectades.</text:p>
      <text:p text:style-name="P17"/>
      <text:p text:style-name="P17">El Contractista haurà d’obtenir les autoritzacions necessàries de la propietat i d’altres autoritats competents abans de començar l’execució de qualsevol operació que pugui afectar la circulació, i haurà d’acatar les prescripcions particulars relatives als períodes i amplitud del treball, al pla d’obres i a les precaucions a considerar.</text:p>
      <text:p text:style-name="P17"/>
      <text:h text:style-name="Heading_20_3" text:outline-level="3"><text:bookmark-start text:name="__RefHeading___Toc9414_246834675"/>2.<text:span text:style-name="T10">4</text:span>.2. Senyalització durant les obres<text:bookmark-end text:name="__RefHeading___Toc9414_246834675"/></text:h>
      <text:p text:style-name="P17"/>
      <text:p text:style-name="P17">El Contractista haurà d’assegurar a càrrec seu el subministrament, la col·locació, el funcionament, el manteniment, així com la retirada i recollida en finalitzar les obres, dels dispositius de senyalització i de seguretat viària, que han d’estar adaptats a la reglamentació vigent i definits d’acord amb la Direcció d’Obra i altres autoritats competents. Aquests dispositius es refereixen a:</text:p>
      <text:p text:style-name="P17"/>
      <text:list xml:id="list144838621758228" text:continue-numbering="true" text:style-name="L1">
        <text:list-item>
          <text:p text:style-name="P16">La senyalització d’obstacles.</text:p>
        </text:list-item>
        <text:list-item>
          <text:p text:style-name="P16">La senyalització viària provisional, especialment a les interseccions entre els camins d’obres i les vies del solar, parcel·la o vies públiques.</text:p>
        </text:list-item>
        <text:list-item>
          <text:p text:style-name="P16">La senyalització i indicació dels itineraris de desviament imposats per l’execució de les obres que necessitin la interrupció del trànsit, o per l’execució de certes operacions que fan necessari el desviament provisional de la circulació.</text:p>
        </text:list-item>
        <text:list-item>
          <text:p text:style-name="P16">Els diversos dispositius de seguretat viària.</text:p>
        </text:list-item>
      </text:list>
      <text:h text:style-name="P18" text:outline-level="2"><text:bookmark-start text:name="__RefHeading___Toc9416_246834675"/>2.5. Mesures preventives contra incendis a les obres.<text:bookmark-end text:name="__RefHeading___Toc9416_246834675"/></text:h>
      <text:p text:style-name="P17"/>
      <text:p text:style-name="P17">D’acord amb el Pla de Prevenció i Extinció d’Incendis contingut en el Projecte, es planificaran les mesures encaminades a minimitzar el risc que es produeixin incendis forestals durant la construcció i explotació de les obres. Entre aquestes mesures es poden citar les següents:</text:p>
      <text:p text:style-name="P17"/>
      <text:p text:style-name="P17">Regular i controlar les activitats que puguin generar incendis forestals durant les obres.</text:p>
      <text:p text:style-name="P17"/>
      <text:p text:style-name="P17">Definir els procediments per dur a terme aquelles operacions amb risc d’inici de focs, especialment en condicions de vent d’intensitat considerable (p. ex. ús de pantalles de protecció per a la realització de treballs de tall i soldadura).</text:p>
      <text:p text:style-name="P17"/>
      <text:p text:style-name="P17">Disminuir la probabilitat d’inici de foc a les proximitats de la zona d’obres (p. ex. mullant i desbrossant la zona d’influència dels treballs que generin perill d’incendi).</text:p>
      <text:p text:style-name="P17"/>
      <text:p text:style-name="P17">Dificultar la propagació del foc en cas que s’iniciï un incendi (p. ex. disposant d’un camió cisterna d’aigua durant l’execució d’aquells treballs que puguin generar perill d’incendi).</text:p>
      <text:p text:style-name="P17"/>
      <text:p text:style-name="P17">El Contractista haurà de garantir el compliment de totes aquestes mesures i de les seves clàusules amb tot rigor, podent fins i tot aplicar mesures addicionals per a aquelles zones classificades d’«alta prioritat de prevenció», fonamentalment en temps de sequera i períodes estivals. Les zones d’«alta prioritat de prevenció» es senyalitzaran mitjançant cartells a l’efecte disposats cada 200 m.</text:p>
      <text:p text:style-name="P17"/>
      <text:p text:style-name="P17">El Contractista tindrà l’obligació de dur a terme una reunió amb el personal assignat a l’obra per posar en coneixement de tots els treballadors aquestes mesures, i haurà de lliurar a la Direcció Ambiental d’Obra l’acta signada per part del Cap d’Obra i de totes les empreses subcontractistes que realitzin treballs de risc.</text:p>
      <text:p text:style-name="P17"/>
      <text:h text:style-name="Heading_20_2" text:outline-level="2"><text:bookmark-start text:name="__RefHeading___Toc9418_246834675"/><text:soft-page-break/>2.6. Direcció d’obra<text:bookmark-end text:name="__RefHeading___Toc9418_246834675"/></text:h>
      <text:h text:style-name="Heading_20_3" text:outline-level="3"><text:bookmark-start text:name="__RefHeading___Toc9420_246834675"/>2.6.1. Funcions del director d’obra<text:bookmark-end text:name="__RefHeading___Toc9420_246834675"/></text:h>
      <text:p text:style-name="P19">Les funcions del Director d’Obra, pel que fa a la direcció, el seguiment i la vigilància de les obres, que afecten fonamentalment les seves relacions amb el Contractista, seran les següents:</text:p>
      <text:p text:style-name="P19"/>
      <text:list text:continue-numbering="true" text:style-name="L1">
        <text:list-item>
          <text:p text:style-name="P16">Impulsar l’execució de les obres per part del Contractista i exigir-li el compliment de les condicions contractuals.</text:p>
        </text:list-item>
        <text:list-item>
          <text:p text:style-name="P16">Garantir l’execució de les obres amb estricta subjecció al Projecte aprovat, o a les modificacions degudament autoritzades, i al compliment del programa de treballs.</text:p>
        </text:list-item>
        <text:list-item>
          <text:p text:style-name="P16">Assistir el Contractista en la interpretació dels documents del Projecte, en la fixació de detalls de definició de les obres i en la seva execució, perquè es mantinguin les condicions de funcionalitat, estabilitat, seguretat i qualitat previstes en el Projecte.</text:p>
        </text:list-item>
        <text:list-item>
          <text:p text:style-name="P16">Definir aquelles condicions tècniques que el present Plec de Prescripcions Tècniques deixa a la seva decisió.</text:p>
        </text:list-item>
        <text:list-item>
          <text:p text:style-name="P16">Resoldre totes les qüestions tècniques que sorgeixin quant a la interpretació de plànols, condicions de materials i d’execució d’unitats d’obra, sempre que no es modifiquin les condicions del Contracte.</text:p>
        </text:list-item>
        <text:list-item>
          <text:p text:style-name="P16">Requerir, acceptar o esmenar, si escau, els plànols d’obra confeccionats pel Contractista.</text:p>
        </text:list-item>
        <text:list-item>
          <text:p text:style-name="P16">Estudiar les incidències o problemes plantejats a les obres que impedeixin el compliment normal del Contracte i aconsellar-ne la modificació, tramitant, si escau, les propostes corresponents.</text:p>
        </text:list-item>
        <text:list-item>
          <text:p text:style-name="P16">Formalitzar amb el Contractista l’Acta de Replanteig i Inici de les Obres i comprovar que es duguin a terme degudament els replanteigs de detall.</text:p>
        </text:list-item>
        <text:list-item>
          <text:p text:style-name="P16">Requerir, acceptar o esmenar, si escau, tota la documentació que, d’acord amb el que estableix el present Plec, amb el que estableixi el programa de treballs aprovat i amb el que determini la normativa vigent o la pròpia Direcció d’Obra, correspongui formular al Contractista als efectes de programació de detalls, control de qualitat i seguiment de les obres.</text:p>
        </text:list-item>
        <text:list-item>
          <text:p text:style-name="P16">Establir les comprovacions dels diferents aspectes de les obres en execució que consideri necessàries, amb la finalitat de tenir-ne ple coneixement, i donar testimoni <text:soft-page-break/>de si aquestes compleixen o no amb la definició i les condicions prescrites d’execució i d’obra acabada.</text:p>
        </text:list-item>
        <text:list-item>
          <text:p text:style-name="P16">Ordenar al Contractista, en cas d’incompliment de la definició o de les condicions prescrites en les obres que s’executen, la seva substitució o correcció, paralitzant els treballs si ho considera convenient.</text:p>
        </text:list-item>
        <text:list-item>
          <text:p text:style-name="P16">Suspendre, així mateix, els treballs quan no es realitzin sota la direcció del personal facultatiu designat per a aquests, sense que d’això se’n derivi cap alteració dels termes i terminis del Contracte.</text:p>
        </text:list-item>
        <text:list-item>
          <text:p text:style-name="P16">Proposar al promotor les modificacions d’obra que estimi necessàries o convenients i que impliquin alteracions de geometria, preu i/o termini.</text:p>
        </text:list-item>
        <text:list-item>
          <text:p text:style-name="P16">Proposar la conveniència d’estudi i formulació, per part del Contractista, d’actuacions sobre el programa de treballs inicialment acceptat.</text:p>
        </text:list-item>
        <text:list-item>
          <text:p text:style-name="P16">Establir amb el Contractista la documentació de constància de característiques i condicions d’obres ocultes, abans de la seva ocultació.</text:p>
        </text:list-item>
        <text:list-item>
          <text:p text:style-name="P16">Establir les valoracions mensuals a origen de les obres executades.</text:p>
        </text:list-item>
        <text:list-item>
          <text:p text:style-name="P16">Emetre periòdicament informes sistemàtics i analítics de l’execució de les obres, dels resultats de control i del compliment dels plans, posant de manifest els problemes que presenten o poden presentar les obres i les mesures adoptades o proposades per evitar-los o minimitzar-los.</text:p>
        </text:list-item>
        <text:list-item>
          <text:p text:style-name="P16">Proposar les actuacions procedents per obtenir dels organismes, oficials i particulars, els permisos i autoritzacions necessaris per a l’execució de les obres i l’ocupació dels béns afectats, i resoldre els problemes plantejats pels serveis i servituds relacionats amb aquestes.</text:p>
        </text:list-item>
        <text:list-item>
          <text:p text:style-name="P16">Acreditar al Contractista les obres realitzades, d’acord amb el que disposen els documents del Contracte.</text:p>
        </text:list-item>
        <text:list-item>
          <text:p text:style-name="P16">Participar en les recepcions d’obra i redactar-ne la liquidació, d’acord amb les normes legals establertes.</text:p>
        </text:list-item>
      </text:list>
      <text:p text:style-name="P19"/>
      <text:p text:style-name="P19">El Contractista estarà obligat a prestar la seva col·laboració a l’Enginyer Director d’Obra per al compliment normal de les funcions que li són encomanades.</text:p>
      <text:p text:style-name="P17">A l’obra hi haurà un Llibre d’Ordres i Assistències (d’acord amb l’Ordre de 9 de juny de 1971, del Ministeri de l’Habitatge, per la qual es dicten normes sobre el Llibre d’Ordres i Assistències en les obres d’edificació), que s’ajustarà al que estableix el Reial decret <text:soft-page-break/>84/1990, de 19 de gener, del Ministeri de Relacions amb les Corts i de la Secretaria del Govern, publicat al Butlletí Oficial de l’Estat de data 25 de gener.</text:p>
      <text:p text:style-name="P17"/>
      <text:p text:style-name="P17">Qualsevol ordre que la Direcció d’Obra comuniqui per escrit al Contractista ho serà per duplicat, i aquest n’haurà de retornar un exemplar, signat per ell, amb el corresponent «assabentat», o bé es portarà un Llibre d’Ordres i Assistències amb fulls triplicats numerats de manera successiva, en el qual s’estendran les que es dictin en el curs de les obres. L’original romandrà en aquest Llibre, la primera còpia serà lliurada al Contractista i haurà d’estar signada per qualsevol membre de la Direcció d’Obra, fent constar al peu l’«assabentat» del Contractista o dels seus representants legals, i la segona còpia es lliurarà a l’Inspector que correspongui per al seu coneixement i comprovació del compliment.</text:p>
      <text:p text:style-name="P17"/>
      <text:p text:style-name="P17">Es farà constar en el llibre, en iniciar-se les obres o en cas de modificacions durant el curs d’aquestes, amb caràcter d’ordre al Contractista, la relació de persones que, per la delegació que exerceixen, tenen facultats per accedir a aquest llibre i transcriure-hi les que considerin comunicar al Contractista.</text:p>
      <text:p text:style-name="P17"/>
      <text:p text:style-name="P17">El Contractista està obligat a acceptar les prescripcions escrites que assenyali la Direcció d’Obra, encara que suposin modificació o anul·lació d’ordres precedents, o alteració de plànols prèviament autoritzats o de la seva documentació annexa.</text:p>
      <text:p text:style-name="P17"/>
      <text:p text:style-name="P17">D’altra banda, la Direcció d’Obra aixecarà acta de totes les reunions que mantingui amb el Contractista, que a tots els efectes es consideraran ordres d’obra, essent igualment vàlides totes les ordres abans esmentades per a aquestes.</text:p>
      <text:p text:style-name="P17"/>
      <text:p text:style-name="P17">El Contractista no té facultats per introduir modificacions en el Projecte de les obres contractades, en els plànols de detall autoritzats per la Direcció d’Obra ni en les ordres que li hagin estat comunicades.</text:p>
      <text:p text:style-name="P17"/>
      <text:p text:style-name="P17">Les indicacions de la Direcció d’Obra hauran de ser acceptades pel Contractista, que podrà exigir que li siguin lliurades per escrit i signades d’acord amb les normes habituals en aquestes relacions tecnicoadministratives.</text:p>
      <text:p text:style-name="P17"/>
      <text:p text:style-name="P17">Seran base per al treball de la Direcció d’Obra:</text:p>
      <text:p text:style-name="P17"><text:soft-page-break/></text:p>
      <text:list xml:id="list144838737977219" text:continue-numbering="true" text:style-name="L1">
        <text:list-item>
          <text:p text:style-name="P16">El Plec de Clàusules Administratives Particulars.</text:p>
        </text:list-item>
        <text:list-item>
          <text:p text:style-name="P16">El present Plec de Prescripcions Tècniques del Projecte.</text:p>
        </text:list-item>
        <text:list-item>
          <text:p text:style-name="P16">Els Plànols del Projecte.</text:p>
        </text:list-item>
        <text:list-item>
          <text:p text:style-name="P16">Els Quadres de Preus del Projecte.</text:p>
        </text:list-item>
        <text:list-item>
          <text:p text:style-name="P16">El preu i el termini d’execució contractats.</text:p>
        </text:list-item>
        <text:list-item>
          <text:p text:style-name="P16">El programa de treballs i els Plans de Gestió Ambiental de l’Obra, de Gestió de Residus de Construcció i Demolició, de Seguretat i Salut en el Treball, de Seguretat Operacional de l’Obra (PSO Obra), d’Assegurament de la Qualitat (PAC) i d’Assegurament de la Qualitat Ambiental (PACA) de l’obra, formulats pel Contractista i aprovats per la Direcció d’Obra.</text:p>
        </text:list-item>
      </text:list>
      <text:h text:style-name="Heading_20_3" text:outline-level="3"><text:bookmark-start text:name="__RefHeading___Toc9422_246834675"/>2.6.<text:span text:style-name="T11">2.</text:span> Documentació de la direcció d’obra<text:bookmark-end text:name="__RefHeading___Toc9422_246834675"/></text:h>
      <text:h text:style-name="Heading_20_4" text:outline-level="4"><text:bookmark-start text:name="__RefHeading___Toc9424_246834675"/>Diari d’Obra<text:bookmark-end text:name="__RefHeading___Toc9424_246834675"/></text:h>
      <text:p text:style-name="P19">Reflectirà tant les activitats normals de l’obra (quantitat d’obra executada, unitats en què es treballa, maquinària que hi intervé, etc.) com les incidències que es produeixin.</text:p>
      <text:p text:style-name="P19"/>
      <text:p text:style-name="P19">Aquest Diari serà redactat pel Contractista i rubricat per la Direcció d’Obra.</text:p>
      <text:p text:style-name="P19"/>
      <text:p text:style-name="P19">Com a annex al Diari d’Obra es portarà un Diari de Qualitat en el qual es recolliran els resultats de les inspeccions, comprovacions i assaigs de materials, d’execució i d’acabament de les unitats contractades.</text:p>
      <text:p text:style-name="P19"/>
      <text:h text:style-name="Heading_20_4" text:outline-level="4"><text:bookmark-start text:name="__RefHeading___Toc9426_246834675"/>Llibre d’Ordres i Assistències<text:bookmark-end text:name="__RefHeading___Toc9426_246834675"/></text:h>
      <text:p text:style-name="P19">Existirà un Llibre d’Ordres i Assistències a disposició, amb fulls triplicats numerats de manera successiva.</text:p>
      <text:p text:style-name="P19"/>
      <text:p text:style-name="P19">Contindrà les instruccions que amb caràcter obligatori doni el Director de les Obres al Cap d’Obra del Contractista, així com les al·legacions i observacions d’aquest.</text:p>
      <text:p text:style-name="P19"/>
      <text:p text:style-name="P19">Totes les ordres es donaran per escrit, signades i datades, i seran recollides en el Llibre d’Ordres i Assistències. L’original romandrà en aquest Llibre, la primera còpia serà lliurada al Contractista, que signarà el rebut al full original, i la segona còpia es lliurarà a l’Inspector que correspongui per al seu coneixement i comprovació del compliment.</text:p>
      <text:p text:style-name="P19"><text:soft-page-break/></text:p>
      <text:h text:style-name="Heading_20_4" text:outline-level="4"><text:bookmark-start text:name="__RefHeading___Toc9428_246834675"/>Actes de les obres<text:bookmark-end text:name="__RefHeading___Toc9428_246834675"/></text:h>
      <text:p text:style-name="P19">Tant la comprovació del replanteig, com les recepcions, o els acords que afectin l’abast del Contracte del Contractista, com ara la supressió d’unitats o convenis per a l’execució de noves, la modificació de terminis, reunions, comprovacions, etc., es reflectiran en Actes.</text:p>
      <text:p text:style-name="P19"/>
      <text:h text:style-name="Heading_20_4" text:outline-level="4"><text:bookmark-start text:name="__RefHeading___Toc9430_246834675"/>Pla d’Execució<text:bookmark-end text:name="__RefHeading___Toc9430_246834675"/></text:h>
      <text:p text:style-name="P19">Serà elaborat pel Contractista prenent com a base el programa de treballs aprovat i contindrà detalladament la cronologia d’execució de les unitats d’obra, amb les activitats complementàries necessàries (muntatges d’instal·lacions, processos de subministrament, etc.) i els terminis per a les decisions o disponibilitats per part del promotor (aprovacions, permisos, lliurament de terrenys, etc.).</text:p>
      <text:p text:style-name="P19"/>
      <text:p text:style-name="P19">En aquest Pla d’Execució es reflectirà diàriament el que s’hagi realitzat a l’obra, cosa que permet comprovar el compliment dels terminis. En cas que, per circumstàncies imprevistes o força major, els ritmes i terminis d’execució s’alterin de manera important, el Contractista, a requeriment de la Direcció d’Obres o per proposta seva prèviament aprovada, refarà el cronograma per actualitzar-lo a les circumstàncies reals.</text:p>
      <text:p text:style-name="P19"/>
      <text:p text:style-name="P19">En cas que hi hagi treballat simultàniament en les mateixes àrees d’obra diversos Contractistes, cadascun té com a deure inexcusable facilitar les activitats dels restants, i la Direcció d’Obra podrà convocar reunions de coordinació, els acords de les quals es reflectiran en els Llibres d’Actes de tots i cadascun dels Contractistes.</text:p>
      <text:p text:style-name="P19"/>
      <text:h text:style-name="Heading_20_2" text:outline-level="2"><text:bookmark-start text:name="__RefHeading___Toc9432_246834675"/>2.7. Comprovació dels documents del projecte<text:bookmark-end text:name="__RefHeading___Toc9432_246834675"/></text:h>
      <text:p text:style-name="P19"/>
      <text:p text:style-name="P19">El Contractista haurà comprovat els documents del Projecte abans de presentar la seva oferta, fent-hi constar les seves observacions, si n’hi hagués.</text:p>
      <text:p text:style-name="P19"/>
      <text:h text:style-name="Heading_20_2" text:outline-level="2"><text:bookmark-start text:name="__RefHeading___Toc9434_246834675"/><text:span text:style-name="T6">2.8</text:span>. <text:span text:style-name="T6">Replantejaments</text:span><text:bookmark-end text:name="__RefHeading___Toc9434_246834675"/></text:h>
      <text:p text:style-name="P19"/>
      <text:p text:style-name="P19"><text:soft-page-break/>La Direcció d’Obra efectuarà el replanteig general de les obres; a aquestes operacions hi assistirà el Contractista, que en comprovarà l’execució, fent-se càrrec de les fites, marques, senyals i referències que es deixin al terreny, les quals tindran garanties suficients de permanència perquè, durant la construcció, es pugui fixar amb relació a aquestes la situació en planta o alçat de qualsevol element de l’obra.</text:p>
      <text:p text:style-name="P19"/>
      <text:p text:style-name="P19">La Direcció d’Obra podrà executar per si mateixa o ordenar tots els replanteigs parcials que consideri necessaris durant el període de construcció perquè les obres es realitzin d’acord amb el Projecte i amb les modificacions que s’hi aprovin.</text:p>
      <text:p text:style-name="P19"/>
      <text:p text:style-name="P19">En cas de discrepàncies entre les mesures realitzades a l’obra i les que apareixen als Plànols del Projecte, que impedeixin la correcta realització dels treballs d’acord amb la normativa vigent i amb les regles de la bona construcció, el Contractista haurà de notificar les anomalies a la Direcció d’Obra per adoptar les rectificacions oportunes.</text:p>
      <text:p text:style-name="P19"/>
      <text:p text:style-name="P19">Totes les despeses que originin els replanteigs, inspeccions i mesures prèvies aniran a càrrec del Contractista, que estarà obligat a facilitar el personal i els elements auxiliars necessaris per efectuar-los en la data que assenyali el Director d’Obra, i també a la conservació i reposició dels senyals establerts.</text:p>
      <text:p text:style-name="P19"/>
      <text:p text:style-name="P19">La Direcció d’Obra podrà ordenar l’obertura de cales quan sospiti l’existència de vicis ocults en l’execució o en la instal·lació, essent a càrrec del Contractista totes les despeses que se’n derivin.</text:p>
      <text:p text:style-name="P19"/>
      <text:p text:style-name="P19">Dels replanteigs realitzats s’aixecaran Actes que signaran l’Enginyer Director d’Obra i el Cap d’Obra del Contractista.</text:p>
      <text:p text:style-name="P19"/>
      <text:p text:style-name="P19">La data de començament de les obres s’estableix a partir de la signatura de l’Acta de Comprovació de Replanteig esmentada, amb un termini màxim de cinc (5) dies naturals per a l’inici material dels treballs.</text:p>
      <text:p text:style-name="P19"/>
      <text:h text:style-name="Heading_20_2" text:outline-level="2"><text:bookmark-start text:name="__RefHeading___Toc9436_246834675"/>2.9. Termini d’execució de les obres<text:bookmark-end text:name="__RefHeading___Toc9436_246834675"/></text:h>
      <text:p text:style-name="P19"/>
      <text:p text:style-name="P19"><text:soft-page-break/>El Contractista haurà d’iniciar les obres dins del termini fixat al Plec de Condicions Particulars, comptat a partir de la data de l’adjudicació definitiva al seu favor, comunicant oficialment a la Direcció Tècnica el dia en què es proposa iniciar els treballs, que n’acusarà recepció.</text:p>
      <text:p text:style-name="P19"/>
      <text:p text:style-name="P19">Les obres hauran de quedar totalment i absolutament acabades en el termini que es fixi al Plec de Condicions Particulars, comptat des de la mateixa data que en el cas anterior. No es considerarà motiu de retard de les obres la possible manca de mà d’obra o dificultats en el lliurament dels materials.</text:p>
      <text:p text:style-name="P19"/>
      <text:h text:style-name="Heading_20_2" text:outline-level="2"><text:bookmark-start text:name="__RefHeading___Toc9438_246834675"/>2.10. Sancions per retard de les obres<text:bookmark-end text:name="__RefHeading___Toc9438_246834675"/></text:h>
      <text:p text:style-name="P19"/>
      <text:p text:style-name="P19">Si el Constructor, excloent els casos de força major, no tingués perfectament acabades les obres i en disposició d’ús immediat o posada en servei dins del termini previst a l’article corresponent, la Propietat, escoltat el parer de la Direcció Tècnica, podrà reduir de les liquidacions, fiances o emoluments de tota mena que tingui en el seu poder les quantitats establertes segons les clàusules del contracte privat entre Propietat i Contracta.</text:p>
      <text:p text:style-name="P19"/>
      <text:h text:style-name="Heading_20_2" text:outline-level="2"><text:bookmark-start text:name="__RefHeading___Toc9440_246834675"/>2.11. Desenvolupament de les obres<text:bookmark-end text:name="__RefHeading___Toc9440_246834675"/></text:h>
      <text:p text:style-name="P19"/>
      <text:p text:style-name="P19">Un cop efectuada l’adjudicació, i amb caràcter previ a l’Acta de Replanteig, el Contractista remetrà a la Direcció d’Obra un informe sobre la planificació de la realització de l’obra. La planificació que figuri a l’informe haurà de permetre la conclusió de l’obra dins del termini previst.</text:p>
      <text:p text:style-name="P19"/>
      <text:h text:style-name="Heading_20_2" text:outline-level="2"><text:bookmark-start text:name="__RefHeading___Toc9442_246834675"/>2.12. Modificacions en els treballs<text:bookmark-end text:name="__RefHeading___Toc9442_246834675"/></text:h>
      <text:p text:style-name="P19"/>
      <text:p text:style-name="P19">El Contractista estarà obligat a realitzar qualsevol tipus de treball addicional que tingui relació amb les obres adjudicades. En conseqüència, la Direcció d’Obra es reservarà el dret de prescriure les modificacions, supressions o addicions que jutgi convenient efectuar durant la realització de les obres. Aquestes obres tindran caràcter obligatori per al Contractista.</text:p>
      <text:p text:style-name="P19"><text:soft-page-break/></text:p>
      <text:p text:style-name="P19">Les variacions sobre el Projecte sol·licitades, per qualsevol causa, per la Direcció d’Obra durant el curs de les obres, que impliquin canvis de quantitats o qualitats i, fins i tot, el desmuntatge d’una part de l’obra realitzada, hauran de ser efectuades pel Contractista després d’haver presentat una oferta addicional, que es basarà en els preus unitaris de l’oferta principal i, si escau, en nous preus a negociar.</text:p>
      <text:p text:style-name="P19"/>
      <text:p text:style-name="P19">La introducció de modificacions que comportin alteracions fonamentals en dimensions o càlculs sense el coneixement i l’autorització de l’autor signant del Projecte eximeix aquest de qualsevol responsabilitat posterior.</text:p>
      <text:p text:style-name="P19"/>
      <text:p text:style-name="P19">La introducció de modificats d’obra durant l’execució, sense el coneixement i aprovació de l’Autor signant del Projecte, eximeix aquest de qualsevol responsabilitat tècnica i legal posterior.</text:p>
      <text:p text:style-name="P19"/>
      <text:h text:style-name="Heading_20_2" text:outline-level="2"><text:bookmark-start text:name="__RefHeading___Toc9444_246834675"/>2.13. Treballs inadmissibles i vicis ocults<text:bookmark-end text:name="__RefHeading___Toc9444_246834675"/></text:h>
      <text:p text:style-name="P19"/>
      <text:p text:style-name="P19">Les obres no realitzades d’acord amb les clàusules i condicions del Contracte, així com les obres en les quals s’hagin emprat materials que no tinguin les formes, dimensions i qualitat requerides, seran enderrocades i reconstruïdes pel Contractista, al seu càrrec, en la data i el termini que estableixi la Direcció d’Obra. No serà excusa que la Direcció d’Obra hagi examinat la construcció durant les obres, ni que aquestes hagin estat abonades totalment o parcialment amb anterioritat.</text:p>
      <text:p text:style-name="P19"/>
      <text:p text:style-name="P19">Transcorregut el termini fixat sense la seva execució, la Direcció d’Obra podrà ordenar-ne l’execució per un tercer, a càrrec del Contractista.</text:p>
      <text:p text:style-name="P19"/>
      <text:p text:style-name="P19">El Contractista és l’únic responsable dels vicis ocults o defectes en la construcció durant l’execució de les obres, el termini de garantia i fins al termini que determini la normativa legal vigent.</text:p>
      <text:p text:style-name="P19"/>
      <text:p text:style-name="P19">La Direcció d’Obra pot ordenar el reconeixement de la part de l’obra en què se sospiti l’existència de vici ocult, exigint fins i tot l’enderroc de l’obra, la reconstrucció de la qual anirà <text:soft-page-break/>a càrrec del Contractista si es confirma el vici; en cas contrari, aquest tindrà dret a indemnització. Les despeses de comprovació de resistències i similars seran, en tot cas, a càrrec del Contractista.</text:p>
      <text:p text:style-name="P19"/>
      <text:h text:style-name="Heading_20_2" text:outline-level="2"><text:bookmark-start text:name="__RefHeading___Toc9446_246834675"/>2.14. Inscripcions a l’obra<text:bookmark-end text:name="__RefHeading___Toc9446_246834675"/></text:h>
      <text:p text:style-name="P19">No podran figurar inscripcions, cartells ni cap element de propaganda dins del recinte de l’obra sense autorització prèvia del Director d’Obra.</text:p>
      <text:p text:style-name="P19"/>
      <text:h text:style-name="Heading_20_2" text:outline-level="2"><text:bookmark-start text:name="__RefHeading___Toc9448_246834675"/>2.15. Normativa bàsica<text:bookmark-end text:name="__RefHeading___Toc9448_246834675"/></text:h>
      <text:p text:style-name="P19">El Contractista està obligat a disposar a l’obra d’un exemplar de la normativa bàsica actualment vigent, així com a mantenir-la actualitzada en cas que aquesta es modifiqui durant el transcurs de les obres.</text:p>
      <text:p text:style-name="P19"/>
      <text:p text:style-name="P19">A l’inici de les obres, la Direcció d’Obra lliurarà al Contractista una relació de les Normes i Reglaments que han d’estar a l’obra. Si al cap de quinze dies d’aquest lliurament aquesta documentació no es troba a l’obra, la Direcció d’Obra la podrà adquirir a compte del Contractista.</text:p>
      <text:p text:style-name="P19"/>
      <text:h text:style-name="Heading_20_2" text:outline-level="2"><text:bookmark-start text:name="__RefHeading___Toc9450_246834675"/>2.16. Retirada de mitjans auxiliars i neteja de l’obra<text:bookmark-end text:name="__RefHeading___Toc9450_246834675"/></text:h>
      <text:p text:style-name="P19">Durant el curs dels treballs de qualsevol unitat d’obra, el Contractista haurà d’evacuar de l’obra tots els materials sobrants de treballs efectuats amb anterioritat, en particular de canonades, conductes, materials aïllants, embalatges, cables, morters, maons, fusta, etc.</text:p>
      <text:p text:style-name="P19"/>
      <text:p text:style-name="P19">En acabar les obres, i dins del termini que assenyali la Direcció d’Obra, el Contractista haurà de retirar totes les seves instal·lacions, eines, materials, etc., i procedir a la neteja general de l’obra.</text:p>
      <text:p text:style-name="P19"/>
      <text:p text:style-name="P19">Haurà de conservar en perfecte estat de neteja tots els espais interiors i exteriors a les construccions, evacuant els residus i la brossa.</text:p>
      <text:p text:style-name="P19"/>
      <text:p text:style-name="P19"><text:soft-page-break/>El Contractista queda obligat a deixar lliures i desbrossades les vies públiques, i haurà de realitzar les obres necessàries per permetre el trànsit de vianants i vehicles durant l’execució de les obres.</text:p>
      <text:p text:style-name="P19"/>
      <text:p text:style-name="P19">Totes les despeses derivades de la retirada de mitjans auxiliars i de la neteja de l’obra aniran a càrrec del Contractista. Si el Contractista no actués segons les instruccions de la Direcció d’Obra, amb avís previ i en un termini de trenta (30) dies a partir d’aquest, la propietat podrà manar-ho retirar a càrrec del Contractista.</text:p>
      <text:p text:style-name="P19"/>
      <text:h text:style-name="Heading_20_2" text:outline-level="2"><text:bookmark-start text:name="__RefHeading___Toc9452_246834675"/>2.17. Recepció provisional de les obres<text:bookmark-end text:name="__RefHeading___Toc9452_246834675"/></text:h>
      <text:p text:style-name="P19">Un cop finalitzada la totalitat de les obres, es procedirà a la recepció provisional, per a la qual serà necessària l’assistència d’un representant de la Propietat, dels Enginyers Directors de les obres i del Contractista o del seu representant. Del resultat de la recepció s’estendrà una acta per triplicat, signada pels tres assistents legals abans indicats.</text:p>
      <text:p text:style-name="P19"/>
      <text:p text:style-name="P19">Si les obres es troben en bon estat i han estat executades d’acord amb les condicions establertes, es donaran per rebudes provisionalment, i començarà a comptar en aquesta data el termini de garantia d’un any.</text:p>
      <text:p text:style-name="P19"/>
      <text:p text:style-name="P19">Quan les obres no es trobin en estat de ser rebudes, es farà constar a l’acta i s’hi especificaran els defectes observats, així com les instruccions al Contractista que la Direcció Tècnica consideri necessàries per remeiar els defectes observats, fixant-se un termini per esmenar-los; expirat aquest, s’efectuarà un nou reconeixement en idèntiques condicions, a fi de procedir de nou a la recepció provisional de l’obra.</text:p>
      <text:p text:style-name="P19"/>
      <text:p text:style-name="P19">Si el Contractista no hagués complert, es considerarà rescindida la Contracta amb pèrdua de la fiança, llevat que es consideri convenient concedir-li un nou termini, improrrogable.</text:p>
      <text:p text:style-name="P19"/>
      <text:h text:style-name="Heading_20_2" text:outline-level="2"><text:bookmark-start text:name="__RefHeading___Toc9454_246834675"/>2.18. Mesura definitiva dels treballs<text:bookmark-end text:name="__RefHeading___Toc9454_246834675"/></text:h>
      <text:p text:style-name="P19">Rebudes provisionalment les obres, es procedirà immediatament, per part de la Direcció d’Obra, a la seva mesura general i definitiva, amb l’assistència obligada del Contractista o d’un representant seu designat a l’efecte.</text:p>
      <text:p text:style-name="P19"><text:soft-page-break/></text:p>
      <text:h text:style-name="Heading_20_2" text:outline-level="2"><text:bookmark-start text:name="__RefHeading___Toc9456_246834675"/>2.19. Conservació durant el termini de garantia<text:bookmark-end text:name="__RefHeading___Toc9456_246834675"/></text:h>
      <text:p text:style-name="P19">El termini de garantia serà el que estableixi el Plec de Clàusules Particulars.</text:p>
      <text:p text:style-name="P19"/>
      <text:p text:style-name="P19">Durant el període de garantia, el Contractista realitzarà pel seu compte totes les activitats de manteniment correctiu que siguin necessàries (no així el manteniment programat, que serà responsabilitat de la propietat) per garantir el perfecte funcionament de totes les instal·lacions i equips, quan els defectes siguin conseqüència de vicis ocults, defectes de construcció o muntatge, mala qualitat dels materials, mala instal·lació, equips defectuosos, deficient posada en servei o incompliment d’alguna de les condicions establertes al Contracte, i que s’hagin produït dins dels terminis previstos.</text:p>
      <text:p text:style-name="P19"/>
      <text:p text:style-name="P19">El termini des de la notificació per part de la propietat al Contractista de la necessitat d’efectuar alguna reparació fins a l’inici dels treballs corresponents serà com a màxim de QUINZE (15) DIES.</text:p>
      <text:p text:style-name="P19"/>
      <text:h text:style-name="Heading_20_2" text:outline-level="2"><text:bookmark-start text:name="__RefHeading___Toc9458_246834675"/>2.20. Recepció definitiva<text:bookmark-end text:name="__RefHeading___Toc9458_246834675"/></text:h>
      <text:p text:style-name="P19">Finalitzat el termini de garantia, es procedirà a la recepció definitiva, amb les mateixes formalitats que la provisional. Si les obres es troben en perfecte estat, es donaran per rebudes definitivament i el Contractista quedarà rellevat de tota responsabilitat administrativa, restant subsistent la responsabilitat civil segons estableix la Llei.</text:p>
      <text:p text:style-name="P19"/>
      <text:p text:style-name="P19">En cas contrari, es procedirà de manera idèntica a la preceptuada per a la recepció provisional, sense que el Contractista tingui dret a percebre cap quantitat en concepte d’ampliació del termini de garantia, i essent obligació seva fer-se càrrec de les despeses de conservació fins que l’obra hagi estat rebuda definitivament.</text:p>
      <text:p text:style-name="P19"/>
      <text:h text:style-name="Heading_20_2" text:outline-level="2"><text:bookmark-start text:name="__RefHeading___Toc9460_246834675"/>2.21. Il·luminació de les obres<text:bookmark-end text:name="__RefHeading___Toc9460_246834675"/></text:h>
      <text:p text:style-name="P19"/>
      <text:p text:style-name="P19">Es requerirà a l’obra el nombre d’aparells necessaris per assolir un nivell d’il·luminació de 250 lux a la zona de treball.</text:p>
      <text:p text:style-name="P19"><text:soft-page-break/></text:p>
      <text:h text:style-name="Heading_20_2" text:outline-level="2"><text:bookmark-start text:name="__RefHeading___Toc9462_246834675"/>2.22. Pressupost<text:bookmark-end text:name="__RefHeading___Toc9462_246834675"/></text:h>
      <text:h text:style-name="Heading_20_3" text:outline-level="3"><text:bookmark-start text:name="__RefHeading___Toc9464_246834675"/>2.22.1. Pressupost d’execució<text:bookmark-end text:name="__RefHeading___Toc9464_246834675"/></text:h>
      <text:p text:style-name="P19"/>
      <text:p text:style-name="P19">El Pressupost d’Execució del Projecte serà el que figura al document «Pressupost», sense incloure l’Impost sobre el Valor Afegit (IVA), import que resulta de la valoració dels treballs del Projecte.</text:p>
      <text:p text:style-name="P19"/>
      <text:p text:style-name="P19">En els preus s’entendran inclosos tots els costos directes i indirectes d’obra necessaris per a la completa execució de les unitats d’obra, així com totes les despeses imputables a l’empresa adjudicatària, incloses les de sol·licitud i tramitació de projectes, permisos, llicències, obtenció d’autoritzacions, Pla de Seguretat i Salut, Control de Qualitat, Vigilància Ambiental.</text:p>
      <text:p text:style-name="P19"/>
      <text:p text:style-name="P19">Així mateix, s’haurà de tenir en compte que es consideren inclosos tots els costos associats als serveis i execucions d’obra que s’hagin de realitzar en horari nocturn i dies festius.</text:p>
      <text:p text:style-name="P19"/>
      <text:h text:style-name="Heading_20_3" text:outline-level="3"><text:bookmark-start text:name="__RefHeading___Toc9466_246834675"/>2.22.2. Forma d’execució i abonament de partides<text:bookmark-end text:name="__RefHeading___Toc9466_246834675"/></text:h>
      <text:p text:style-name="P19"/>
      <text:p text:style-name="P19">La forma d’execució i el sistema d’abonament de les diferents unitats d’obra serà l’especificada als articles del capítol «Forma d’execució de les unitats d’obra» d’aquest Plec.</text:p>
      <text:p text:style-name="P19"/>
      <text:h text:style-name="Heading_20_3" text:outline-level="3"><text:bookmark-start text:name="__RefHeading___Toc9468_246834675"/><text:span text:style-name="T12">2.22.</text:span>3. <text:span text:style-name="T12">Preus Contradictoris.</text:span><text:bookmark-end text:name="__RefHeading___Toc9468_246834675"/></text:h>
      <text:p text:style-name="P19"/>
      <text:p text:style-name="P19">Quan el desenvolupament de l’obra faci imprescindible l’aparició de preus contradictoris, aquests es crearan a partir de les unitats incloses al Quadre de Preus Unitaris del Projecte. Quan hi hagi algun material que no hi estigui inclòs, seran d’aplicació els que es derivin proporcionalment i de manera contradictòria dels preus de la Base de Preus del Col·legi d’Aparelladors i Arquitectes Tècnics de les Illes Balears, corresponents a la seva darrera versió publicada.</text:p>
      <text:p text:style-name="P19"/>
      <text:p text:style-name="P19"><text:soft-page-break/>El Contractista presentarà, per a la seva aprovació, els preus contradictoris degudament justificats a la Direcció d’Obra, que podrà rebutjar-los en cas que no s’ajustin al que s’expressa en aquest Plec o si els preus són superiors als de mercat.</text:p>
      <text:p text:style-name="P19"/>
      <text:p text:style-name="P19">Els preus contradictoris tindran el seu origen en una modificació o millora. Per a la formació d’un preu contradictori s’aportarà també, simultàniament, un document de proposta d’actuació o millora, on es contemplaran, a tall de saldo, les partides previstes inicialment per a la resolució de la unitat i les partides que es proposen per a la realització de la nova unitat.</text:p>
      <text:p text:style-name="P19"/>
      <text:h text:style-name="Heading_20_2" text:outline-level="2"><text:bookmark-start text:name="__RefHeading___Toc9470_246834675"/><text:span text:style-name="T13">2.23. Materials, peces i equips en general</text:span> <text:bookmark-end text:name="__RefHeading___Toc9470_246834675"/></text:h>
      <text:h text:style-name="Heading_20_3" text:outline-level="3"><text:bookmark-start text:name="__RefHeading___Toc9472_246834675"/><text:span text:style-name="T13">2.23</text:span>.1. Condicions generals<text:bookmark-end text:name="__RefHeading___Toc9472_246834675"/></text:h>
      <text:p text:style-name="P19">Tots els materials, peces, equips i productes industrials, en general, utilitzats a l’obra, hauran d’ajustar-se a les qualitats i condicions tècniques imposades en el present Plec. En conseqüència, el Contractista no podrà introduir cap modificació respecte dels materials, peces i equips esmentats sense autorització prèvia i expressa del Director d’Obra.</text:p>
      <text:p text:style-name="P19"/>
      <text:p text:style-name="P19">En els supòsits de no existència d’Instruccions, Normes o Especificacions Tècniques d’aplicació als materials, peces i equips, el Contractista haurà de sotmetre al Director d’Obra, per a la seva aprovació i amb caràcter previ al seu muntatge, les especificacions tècniques proposades per ell. Aquesta aprovació no eximeix el Contractista de la seva responsabilitat.</text:p>
      <text:p text:style-name="P19"/>
      <text:p text:style-name="P19">Sempre que el Contractista, en la seva oferta, s’hagi vist obligat a subministrar determinats materials, peces, equips o productes industrials, de marques i/o models concrets, s’entendrà que aquests satisfan les qualitats i exigències tècniques a què fan referència els apartats anteriors.</text:p>
      <text:p text:style-name="P19"/>
      <text:p text:style-name="P19">El Contractista haurà de facilitar a la Direcció d’Obra els Certificats de Garantia, Qualitat i Assaig dels materials incorporats a l’obra. Aquests certificats hauran d’acreditar-ne l’origen, hauran d’estar signats per una persona física amb capacitat suficient a aquest efecte i estaran basats en l’acreditació derivada dels controls de producció realitzats pel fabricant. Els resultats d’aquests controls estaran a disposició de la Direcció d’Obra per a la seva comprovació en tots els casos en què aquesta ho exigeixi.</text:p>
      <text:p text:style-name="P19"><text:soft-page-break/></text:p>
      <text:p text:style-name="P19">El transport no serà objecte de mesura independent, ja que es considera inclòs en els preus de tots els materials i unitats d’obra, sigui quin sigui el punt de procedència dels materials i la distància de transport.</text:p>
      <text:p text:style-name="P19"/>
      <text:p text:style-name="P19">Per raons de seguretat de les persones o dels béns, o per raons de qualitat del servei, el Director d’Obra podrà imposar l’ús de materials, peces, equips o productes homologats o procedents d’instal·lacions de producció homologades. Per a aquests materials, peces, equips i productes, el Contractista queda obligat a presentar al Director d’Obra els corresponents certificats d’homologació. En defecte d’això, el Contractista queda igualment obligat a presentar tota la documentació necessària i a realitzar, pel seu compte i càrrec, els assaigs i proves en laboratoris o centres d’investigació oficials necessaris per procedir a aquesta homologació.</text:p>
      <text:p text:style-name="P19"/>
      <text:h text:style-name="Heading_20_3" text:outline-level="3"><text:bookmark-start text:name="__RefHeading___Toc9474_246834675"/><text:span text:style-name="T13">2.23</text:span>.<text:span text:style-name="T13">2.</text:span> Materials facilitats pel <text:span text:style-name="T13">c</text:span>ontractista<text:bookmark-end text:name="__RefHeading___Toc9474_246834675"/></text:h>
      <text:p text:style-name="P19">Tots els materials facilitats pel Contractista, inclosos en les unitats d’obra especificades en projecte, hauran de complir les condicions que per a aquests s’estableixin en el present Plec, per la qual cosa el Contractista haurà d’acreditar el compliment de les especificacions, adjuntant-hi els Certificats de Garantia, de Qualitat o d’Assaig que siguin exigits per la Direcció d’Obra.</text:p>
      <text:p text:style-name="P19"/>
      <text:p text:style-name="P19">El Contractista quedarà obligat que tots els materials integrants de les unitats d’obra o necessaris en els processos i mitjans auxiliars per a l’execució de les mateixes compleixin les especificacions de qualitat, seguretat i funcionalitat que imposen aquests processos i les normes, instruccions o reglaments de compliment obligatori, essent de la seva exclusiva responsabilitat les conseqüències derivades d’aquests incompliments.</text:p>
      <text:p text:style-name="P19"/>
      <text:h text:style-name="Heading_20_3" text:outline-level="3"><text:bookmark-start text:name="__RefHeading___Toc9476_246834675"/><text:span text:style-name="T13">2.23.3.</text:span> Autorització prèvia del director d’<text:span text:style-name="T13">o</text:span>bra<text:bookmark-end text:name="__RefHeading___Toc9476_246834675"/></text:h>
      <text:p text:style-name="P19">El Contractista només podrà emprar a l’obra els materials, peces, equips o productes autoritzats per la Direcció d’Obra.</text:p>
      <text:p text:style-name="P19"/>
      <text:p text:style-name="P19"><text:soft-page-break/>L’autorització d’ús de materials, peces, equips o productes per part de la Direcció d’Obra no eximeix el Contractista de la seva exclusiva responsabilitat que aquests compleixin les característiques i qualitats tècniques exigides i amb la prevenció de riscos laborals.</text:p>
      <text:p text:style-name="P19"/>
      <text:h text:style-name="Heading_20_3" text:outline-level="3"><text:bookmark-start text:name="__RefHeading___Toc9478_246834675"/><text:span text:style-name="T13">2.23.4.</text:span> Origen dels materials<text:bookmark-end text:name="__RefHeading___Toc9478_246834675"/></text:h>
      <text:p text:style-name="P19">Amb independència del que s’especifica en altres apartats d’aquest Plec i del que estableixi el Pla d’Assegurament de Qualitat del Contractista, aquest haurà de facilitar a la Direcció d’Obra els Certificats de Garantia dels Materials incorporats a l’obra sobre el compliment de les especificacions d’aquest Plec. Aquests certificats hauran d’acreditar-ne l’origen, hauran d’estar signats per una persona física amb capacitat suficient a aquest efecte i estaran basats en l’acreditació derivada dels controls de producció realitzats pel Fabricant, els resultats dels quals estaran a disposició de la Direcció d’Obra per a la seva comprovació en tots els casos en què ho exigeixi, ja sigui per ser realitzada per ella mateixa o per una organització delegada a aquest efecte.</text:p>
      <text:p text:style-name="P19"/>
      <text:h text:style-name="Heading_20_3" text:outline-level="3"><text:bookmark-start text:name="__RefHeading___Toc9480_246834675"/><text:span text:style-name="T13">2.23.5. </text:span>Mostres<text:bookmark-end text:name="__RefHeading___Toc9480_246834675"/></text:h>
      <text:p text:style-name="P19">La Direcció d’Obra tindrà dret a reconèixer els materials i altres components que integren les unitats i productes incorporats en aquest Projecte, prèviament a la seva posada en obra. A aquest efecte, el Contractista haurà de preveure els terminis necessaris per a aquest reconeixement a fi de no afectar la programació de les obres.</text:p>
      <text:p text:style-name="P19"/>
      <text:p text:style-name="P19">Els costos derivats de les mostres i de les gestions per realitzar aquests reconeixements aniran a càrrec del Contractista, considerant-se inclosos aquests costos en els preus de les unitats ofertades.</text:p>
      <text:p text:style-name="P19"/>
      <text:p text:style-name="P19">Per a la correcta execució del Projecte serà necessari que la Direcció d’Obra disposi amb antelació suficient de mostres dels components i dels conjunts que el defineixen per desenvolupar el seu treball. El Contractista haurà de presentar, per complir aquest objectiu, la relació de mostres que requereixi la Direcció d’Obra.</text:p>
      <text:p text:style-name="P19"/>
      <text:p text:style-name="P19">El Contractista proporcionarà fragments dels components a emprar en la fabricació dels conjunts segons es defineixen a les especificacions d’aquest Plec, mostrant la qualitat dels materials, les seves dimensions bàsiques, els seus gruixos, les seves textures, els seus <text:soft-page-break/>acabats, els seus colors, així com la seva fitxa tècnica, per a la seva acceptació i aprovació per part de la Direcció d’Obra.</text:p>
      <text:p text:style-name="P19"/>
      <text:p text:style-name="P19">El Contractista presentarà les mostres que determini la Direcció d’Obra, a escala natural de fragments de conjunts o de conjunts complets definits a les especificacions d’aquest Plec, mostrant, un cop muntats, la seva proporció, la qualitat final dels materials escollits, així com les seves dimensions definitives, els seus gruixos definitius, les textures sol·licitades, els acabats sol·licitats, els colors sol·licitats i, si escau, la seva fitxa tècnica per a l’aprovació de la Direcció d’Obra.</text:p>
      <text:p text:style-name="P19"/>
      <text:p text:style-name="P19">El Contractista haurà de muntar les mostres dels conjunts seguint en tot moment les indicacions de la Direcció d’Obra, així com desmuntar-les un cop hagin estat analitzades, per possibilitar la seva substitució per noves mostres.</text:p>
      <text:p text:style-name="P19"/>
      <text:p text:style-name="P19">El Contractista haurà d’estar preparat per a inspeccions externes de les mostres i conjunts de les unitats prefabricades, segons la Direcció d’Obra sol·liciti i consideri necessari.</text:p>
      <text:p text:style-name="P19"/>
      <text:p text:style-name="P19">Per a la presentació de les mostres per part del Contractista s’hauran de tenir en compte les condicions següents:</text:p>
      <text:p text:style-name="P19"/>
      <text:p text:style-name="P19">La Direcció d’Obra disposarà d’almenys tres setmanes per analitzar la mostra correcta acceptada, comptant des de la seva presentació definitiva i prèviament a la seva aprovació.</text:p>
      <text:p text:style-name="P19"/>
      <text:p text:style-name="P19">La Direcció d’Obra podrà rebutjar, segons el seu just criteri, mostres de components i/o mostres de conjunts que consideri incorrectes, perquè no tinguin la qualitat suficient o perquè no s’ajustin a la descripció corresponent del present Plec.</text:p>
      <text:p text:style-name="P19"/>
      <text:p text:style-name="P19">La Direcció d’Obra es reserva la possibilitat de sol·licitar, amb l’antelació que defineixi al Contractista, mostres d’altres components i/o d’altres conjunts amb les mateixes característiques i condicions que les aquí descrites.</text:p>
      <text:p text:style-name="P19"/>
      <text:p text:style-name="P19">El promotor no abonarà en cap cas el cost de les mostres que presenti el Contractista. El cost de totes les mostres de components que sol·liciti la Direcció d’Obra anirà a càrrec del Contractista.</text:p>
      <text:p text:style-name="P19"><text:soft-page-break/></text:p>
      <text:h text:style-name="Heading_20_3" text:outline-level="3"><text:bookmark-start text:name="__RefHeading___Toc9482_246834675"/><text:span text:style-name="T13">2.23.6.</text:span> Proves i assaigs<text:bookmark-end text:name="__RefHeading___Toc9482_246834675"/></text:h>
      <text:p text:style-name="P19"/>
      <text:p text:style-name="P19">Els assaigs, anàlisis i proves que s’hagin de realitzar amb els materials, peces, equips i productes que han d’entrar a l’obra, per determinar si reuneixen les condicions estipulades en aquest Plec, es verificaran sota la direcció del Director d’Obra.</text:p>
      <text:p text:style-name="P19"/>
      <text:p text:style-name="P19">El Director d’Obra determinarà la freqüència i el tipus d’assaigs i proves a realitzar, llevat que estiguin especificats en el present Plec.</text:p>
      <text:p text:style-name="P19"/>
      <text:p text:style-name="P19">El Contractista, bé personalment, bé delegant en una altra persona, podrà presenciar els assaigs i proves.</text:p>
      <text:p text:style-name="P19"/>
      <text:p text:style-name="P19">Serà obligació del Contractista avisar el Director d’Obra amb antelació suficient de l’acopi de materials, peces, equips i productes que pretengui utilitzar en l’execució de l’obra, perquè es puguin realitzar a temps els assaigs oportuns.</text:p>
      <text:p text:style-name="P19"/>
      <text:p text:style-name="P19">Totes les despeses que s’originin amb motiu d’aquestes anàlisis, assaigs i proves, fins a un import màxim de l’UN PER CENT (1%) del pressupost de l’obra, independentment de les obligades per llei, aniran a càrrec del Contractista. Aquest percentatge serà únicament aplicable als assaigs amb resultat d’acceptació.</text:p>
      <text:p text:style-name="P19"/>
      <text:p text:style-name="P19">El Contractista disposarà dels aparells necessaris, en un laboratori muntat a aquest efecte, per determinar les principals característiques dels materials, peces, equips i productes que s’hagin d’utilitzar a l’obra.</text:p>
      <text:p text:style-name="P19"/>
      <text:h text:style-name="Heading_20_3" text:outline-level="3"><text:bookmark-start text:name="__RefHeading___Toc9484_246834675"/><text:span text:style-name="T13">2.23.7. </text:span>Materials, peces, equips o productes sense les condicions tècniques necessàries<text:bookmark-end text:name="__RefHeading___Toc9484_246834675"/></text:h>
      <text:p text:style-name="P19"/>
      <text:p text:style-name="P19">En el cas que els resultats dels assaigs i proves siguin desfavorables, el Director d’Obra podrà optar per rebutjar la totalitat de la partida controlada o executar un control més detallat del material, peça, equip o producte en examen.</text:p>
      <text:p text:style-name="P19"/>
      <text:p text:style-name="P19"><text:soft-page-break/>A la vista dels resultats dels nous assaigs, el Director d’Obra decidirà sobre l’acceptació total o parcial del material, peça, equip o producte, o el seu rebuig.</text:p>
      <text:p text:style-name="P19"/>
      <text:p text:style-name="P19">Quan un material, peça, equip o producte sigui rebutjat, la Direcció d’Obra donarà ordre perquè, a costa del Contractista, sigui substituït per un altre que satisfaci o compleixi l’objecte al qual es destina.</text:p>
      <text:p text:style-name="P19"/>
      <text:p text:style-name="P19">Tot material, peça o equip que hagi estat rebutjat serà retirat de l’obra immediatament, llevat d’autorització expressa del Director de la mateixa. Si als quinze dies de rebre el Contractista l’ordre de la Direcció d’Obra perquè es retirin de l’obra els materials, peces, equips o productes que no estiguin en condicions, aquesta no s’hagués complert, la Direcció d’Obra procedirà a realitzar aquesta operació, les despeses de la qual hauran de ser abonades pel Contractista.</text:p>
      <text:p text:style-name="P19"/>
      <text:p text:style-name="P19">Si la Direcció d’Obra estimés que certes modificacions fetes per iniciativa del Contractista són acceptables, les noves disposicions podran ser mantingudes, però aleshores el Contractista no tindrà dret a cap augment de preu, tant per dimensions majors com per un major valor dels materials emprats. Si, per contra, les dimensions són menors o el valor dels materials és inferior, els preus es reduiran proporcionalment.</text:p>
      <text:p text:style-name="P19"/>
      <text:h text:style-name="Heading_20_3" text:outline-level="3"><text:bookmark-start text:name="__RefHeading___Toc9486_246834675"/><text:span text:style-name="T13">2.23.8.</text:span> Marques de fabricació<text:bookmark-end text:name="__RefHeading___Toc9486_246834675"/></text:h>
      <text:p text:style-name="P19"/>
      <text:p text:style-name="P19">Totes les peces i equips, d’acord amb la legislació vigent, estaran proveïts de placa metàl·lica, rètol o un altre sistema d’identificació amb, com a mínim, les dades següents:</text:p>
      <text:p text:style-name="P19"/>
      <text:list xml:id="list144838850390261" text:continue-numbering="true" text:style-name="L1">
        <text:list-item>
          <text:p text:style-name="P16">Nom i adreça del fabricant.</text:p>
        </text:list-item>
        <text:list-item>
          <text:p text:style-name="P16">Marcatge CE de conformitat.</text:p>
        </text:list-item>
        <text:list-item>
          <text:p text:style-name="P16">Designació de la sèrie o del model.</text:p>
        </text:list-item>
        <text:list-item>
          <text:p text:style-name="P16">Material de què estan fabricats.</text:p>
        </text:list-item>
        <text:list-item>
          <text:p text:style-name="P16">Núm. de sèrie, si existeix.</text:p>
        </text:list-item>
        <text:list-item>
          <text:p text:style-name="P16">Any de fabricació.</text:p>
        </text:list-item>
      </text:list>
      <text:p text:style-name="P19"/>
      <text:p text:style-name="P19"><text:soft-page-break/>En funció de la seva naturalesa, l’equip haurà de portar totes les indicacions indispensables per a un ús segur. Quan un element de l’equip hagi de ser manipulat durant el seu ús mitjançant dispositius d’elevació, la seva massa haurà d’estar inscrita de manera llegible, duradora i no ambigua.</text:p>
      <text:p text:style-name="P19"/>
      <text:h text:style-name="Heading_20_3" text:outline-level="3"><text:bookmark-start text:name="__RefHeading___Toc9488_246834675"/><text:span text:style-name="T13">2.23.9.</text:span> Acopis<text:bookmark-end text:name="__RefHeading___Toc9488_246834675"/></text:h>
      <text:p text:style-name="P19"/>
      <text:p text:style-name="P19">Els materials, peces, equips o productes s’emmagatzemaran de manera que s’asseguri la conservació de les seves característiques i aptituds per al seu ús a l’obra, i de manera que se’n faciliti la inspecció.</text:p>
      <text:p text:style-name="P19"/>
      <text:p text:style-name="P19">El Director d’Obra podrà ordenar, si ho considera necessari, l’ús de plataformes adequades, coberts o edificacions provisionals per a la protecció d’aquells materials, peces, equips o productes que ho requereixin, anant a càrrec i compte del Contractista.</text:p>
      <text:p text:style-name="P19"/>
      <text:p text:style-name="P19">L’ús de materials, peces, equips o productes no exclou la responsabilitat del Contractista per la seva qualitat, que romandrà vigent fins que l’obra en què aquests materials, peces, equips o productes s’hagin emprat sigui rebuda definitivament.</text:p>
      <text:p text:style-name="P19"/>
      <text:p text:style-name="P19">El Contractista serà, així mateix, responsable de la custòdia dels materials acopiats.</text:p>
      <text:p text:style-name="P19"/>
      <text:h text:style-name="Heading_20_3" text:outline-level="3"><text:bookmark-start text:name="__RefHeading___Toc9490_246834675"/><text:span text:style-name="T7">2.23.10. </text:span>Materials, equips, peces o productes aportats pel Contractista i no emprats en la instal·lació<text:bookmark-end text:name="__RefHeading___Toc9490_246834675"/></text:h>
      <text:p text:style-name="P19"/>
      <text:p text:style-name="P19">El Contractista, a mesura que vagi executant l’obra, haurà de procedir, pel seu compte, a la retirada dels materials, equips, peces o productes industrials acopiats i que ja no tinguin ús a la mateixa.</text:p>
      <text:p text:style-name="P19"/>
      <text:h text:style-name="Heading_20_3" text:outline-level="3"><text:bookmark-start text:name="__RefHeading___Toc9492_246834675"/><text:span text:style-name="T7">2.23.11.</text:span> Materials subministrats al Contractista<text:bookmark-end text:name="__RefHeading___Toc9492_246834675"/></text:h>
      <text:p text:style-name="P19"/>
      <text:p text:style-name="P19">Tots els mitjans materials, inclosos els recanvis necessaris per a la prestació del servei contractat, hauran de ser aportats per l’empresa adjudicatària. En els casos en què, per la <text:soft-page-break/>naturalesa del servei a prestar, sigui necessari que els aporti el promotor, aquest podrà sol·licitar formalitzar un contracte d’arrendament entre ambdues parts, on s’estableixi l’import a pagar per l’ús dels mateixos i en el qual es reflecteixi que l’empresa adjudicatària en serà l’única i exclusiva responsable.</text:p>
      <text:p text:style-name="P19"/>
      <text:p text:style-name="P19">En el cas que el promotor faciliti materials, equips, peces o productes per a l’execució de les obres i instal·lacions compreses en aquest Projecte, el Contractista se’n farà càrrec al dipòsit que es designi, anant a càrrec seu el transport fins al lloc d’instal·lació, així com la seva cura i vigilància fins al moment de la posada en obra.</text:p>
      <text:p text:style-name="P19"/>
      <text:h text:style-name="Heading_20_3" text:outline-level="3"><text:bookmark-start text:name="__RefHeading___Toc9494_246834675"/><text:span text:style-name="T7">2.23.12.</text:span> Materials no especificats en el present Plec<text:bookmark-end text:name="__RefHeading___Toc9494_246834675"/></text:h>
      <text:p text:style-name="P19"/>
      <text:p text:style-name="P19">Els materials no citats en aquest Plec o que hi hagin estat omesos hauran de complir les condicions que a aquest efecte estableixi la Direcció d’Obra, i el Contractista haurà d’acceptar aquestes especificacions com si haguessin quedat incorporades a aquest Plec.</text:p>
      <text:p text:style-name="P19"/>
      <text:p text:style-name="P19">En els casos d’aparició de noves unitats que precisin la redacció de preus contradictoris, per no quedar aquests definits en projecte, els materials que les integren hauran de ser objecte d’especificació concreta paral·lelament a l’estudi del preu de la unitat, quedant, un cop aprovat el preu per la Direcció d’Obra, incorporades les especificacions dels materials al present Plec.</text:p>
      <text:p text:style-name="P19"/>
      <text:h text:style-name="Heading_20_3" text:outline-level="3"><text:bookmark-start text:name="__RefHeading___Toc9496_246834675"/><text:span text:style-name="T7">2.23.13.</text:span> Relació qualitat-preu<text:bookmark-end text:name="__RefHeading___Toc9496_246834675"/></text:h>
      <text:p text:style-name="P19"/>
      <text:p text:style-name="P19">Els preus assignats a les unitats d’obra s’assignen en funció de les especificacions que s’estableixen per als materials que les integren. El Contractista, en la seva oferta, accepta les qualitats establertes en els preus ofertats, i la Direcció d’Obra podrà proposar al Contractista la inclusió d’altres materials alternatius els preus de mercat dels quals siguin semblants als especificats per a les unitats ofertades.</text:p>
      <text:p text:style-name="P19"/>
      <text:h text:style-name="Heading_20_3" text:outline-level="3"><text:bookmark-start text:name="__RefHeading___Toc9498_246834675"/><text:span text:style-name="T7">2.23.14.</text:span> Normativa aplicable<text:bookmark-end text:name="__RefHeading___Toc9498_246834675"/></text:h>
      <text:p text:style-name="P19"/>
      <text:p text:style-name="P19"><text:soft-page-break/>Seran d’aplicació preceptiva a les obres les instruccions, reglaments i normes que siguin de compliment obligatori d’acord amb la legislació vigent, i el Contractista haurà de respectar aquesta exigència en la selecció de materials, la realització d’unitats d’obra i l’establiment dels processos d’execució que incorpora el projecte.</text:p>
      <text:p text:style-name="P19"/>
      <text:p text:style-name="P19">Els materials compliran, d’acord amb la seva aplicació específica a l’obra i amb l’ús previst, el que estableix el Codi Tècnic de l’Edificació (CTE) i els seus Documents Bàsics (DB).</text:p>
      <text:p text:style-name="P19"/>
      <text:p text:style-name="P19">Els materials utilitzats a l’obra compliran les Especificacions Tècniques Europees quan existeixin, tal com estableix la Llei 48/98, de 30 de desembre.</text:p>
      <text:p text:style-name="P19"/>
      <text:p text:style-name="P19">Amb independència i com a complement del que s’ha indicat anteriorment, es consideren d’aplicació preceptiva complementària a aquest Plec les normes EN, UNE, ASTM, DIN, AENOR, BS, per a aquells materials que no quedin específicament citats en el Plec, així com per a aquells altres materials que, tot i estar inclosos en el Plec, sigui necessari concretar encara més l’especificació, podent la Direcció d’Obra establir les especificacions complementàries a aquest efecte, respectant el que s’estableix pel que fa a la relació qualitat-preu.</text:p>
      <text:p text:style-name="P19"/>
      <text:h text:style-name="Heading_20_1" text:outline-level="1"><text:bookmark-start text:name="__RefHeading___Toc9500_246834675"/>3. Característiques dels materials, forma d’execució i abonament de les unitats d’obra<text:bookmark-end text:name="__RefHeading___Toc9500_246834675"/></text:h>
      <text:h text:style-name="Heading_20_2" text:outline-level="2"><text:bookmark-start text:name="__RefHeading___Toc9502_246834675"/>3.1. Unitat d’obra 1<text:bookmark-end text:name="__RefHeading___Toc9502_246834675"/></text:h>
      <text:h text:style-name="Heading_20_3" text:outline-level="3"><text:bookmark-start text:name="__RefHeading___Toc9504_246834675"/>3.1.1. Especificacions del material<text:bookmark-end text:name="__RefHeading___Toc9504_246834675"/></text:h>
      <text:p text:style-name="P19">Aquesta partida es composa dels materials següents:</text:p>
      <text:list xml:id="list144839439381193" text:continue-numbering="true" text:style-name="L1">
        <text:list-item>
          <text:p text:style-name="P20">Conductor H07Z1-K... (descripció)</text:p>
        </text:list-item>
        <text:list-item>
          <text:p text:style-name="P20">Tub ... (descripció)</text:p>
        </text:list-item>
      </text:list>
      <text:h text:style-name="Heading_20_3" text:outline-level="3"><text:bookmark-start text:name="__RefHeading___Toc9506_246834675"/>3.1.2. Recepció i acopi.<text:bookmark-end text:name="__RefHeading___Toc9506_246834675"/></text:h>
      <text:p text:style-name="P19">El material serà descarregat per l’empresa ... i s'acumularà <text:s/>(preferentment, obligatòriament) a un lloc ...</text:p>
      <text:h text:style-name="Heading_20_3" text:outline-level="3"><text:bookmark-start text:name="__RefHeading___Toc9508_246834675"/><text:soft-page-break/>3.1.<text:span text:style-name="T14">3</text:span>. Normativa<text:bookmark-end text:name="__RefHeading___Toc9508_246834675"/></text:h>
      <text:p text:style-name="P19">El material complirà:</text:p>
      <text:list xml:id="list144839524400709" text:continue-numbering="true" text:style-name="L1">
        <text:list-item>
          <text:p text:style-name="P16">UNE 00000</text:p>
        </text:list-item>
        <text:list-item>
          <text:p text:style-name="P16">...</text:p>
        </text:list-item>
      </text:list>
      <text:h text:style-name="Heading_20_3" text:outline-level="3"><text:bookmark-start text:name="__RefHeading___Toc9510_246834675"/>3.1.<text:span text:style-name="T14">4</text:span>. Execució de la unitat<text:bookmark-end text:name="__RefHeading___Toc9510_246834675"/></text:h>
      <text:p text:style-name="P19">Descriure com es vol que s’executi la unitat (per exemple «Quan la temperatura sia inferior a 0°C, no es podrà..., en tot moment les puntes dels conductors estaran...)</text:p>
      <text:h text:style-name="Heading_20_3" text:outline-level="3"><text:bookmark-start text:name="__RefHeading___Toc9512_246834675"/>3.1.<text:span text:style-name="T14">5</text:span>. Assajos i control de qualitat.<text:bookmark-end text:name="__RefHeading___Toc9512_246834675"/></text:h>
      <text:p text:style-name="P19">Un cop finalitzada la partida el contractista comprovara... A part es realitzaran els controls de qualitat especificats a ...</text:p>
      <text:h text:style-name="Heading_20_3" text:outline-level="3"><text:bookmark-start text:name="__RefHeading___Toc9514_246834675"/>3.1.<text:span text:style-name="T14">6</text:span>. Documentació<text:bookmark-end text:name="__RefHeading___Toc9514_246834675"/></text:h>
      <text:p text:style-name="P19">Una vegada finalitzada la partida aquesta es reflexara a... (plànols as-built, inventari, etc.) a més s’entregarà la següent documentació de final d’obra:</text:p>
      <text:list text:continue-numbering="true" text:style-name="L1">
        <text:list-item>
          <text:p text:style-name="P20">Certificat AENOR</text:p>
        </text:list-item>
        <text:list-item>
          <text:p text:style-name="P20">...</text:p>
        </text:list-item>
      </text:list>
      <text:h text:style-name="Heading_20_3" text:outline-level="3"><text:bookmark-start text:name="__RefHeading___Toc9516_246834675"/>3.1.<text:span text:style-name="T14">7</text:span>. Mesurament i abonament<text:bookmark-end text:name="__RefHeading___Toc9516_246834675"/></text:h>
      <text:p text:style-name="P19">Aquestes unitats seran mesurades, valorades i abonades per unitat (ud) del mateix tipus i característiques.</text:p>
      <text:p text:style-name="P19"/>
      <text:p text:style-name="P19">La mesura es farà per unitat (ud) totalment instal·lada, amb tots els components de fixació, suport, unió i seguretat muntats i en condicions de funcionament.</text:p>
      <text:p text:style-name="P19"/>
      <text:p text:style-name="P19">El preu assignat a aquesta unitat inclou tots els materials i processos necessaris per deixar la unitat completament acabada, d’acord amb les especificacions del plec, així com les proves i ajustos necessaris per a la posada en servei de la unitat.</text:p>
      <text:h text:style-name="P2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general_5f_CIFP_5f_PL" draw:display-name="general_CIFP_PL" xlink:href="Pictures/100000010000031A00000463775A6B73.png" xlink:type="simple" xlink:show="embed" xlink:actuate="onLoad"/>
    <draw:fill-image draw:name="portada_5f_CIFP_5f_PL" draw:display-name="portada_CIFP_PL" xlink:href="Pictures/100000010000031A000004637CE96C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9e2050" loext:opacity="100%"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9e2050"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9e205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9e2050" loext:opacity="100%"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052cm" style:type="center"/>
          <style:tab-stop style:position="16.1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52cm" style:type="center"/>
          <style:tab-stop style:position="16.10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10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60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0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60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Liberation Sans" fo:font-size="10pt" officeooo:rsid="001145e4" officeooo:paragraph-rsid="001145e4" style:font-size-asian="10pt" style:font-size-complex="10pt"/>
    </style:style>
    <style:style style:name="MP2" style:family="paragraph">
      <style:paragraph-properties fo:text-align="center"/>
    </style:style>
    <style:style style:name="M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8cm" fo:margin-bottom="2.429cm" fo:margin-left="2.48cm" fo:margin-right="2.415cm" style:writing-mode="lr-tb" style:layout-grid-color="#c0c0c0" style:layout-grid-lines="20" style:layout-grid-base-height="0.706cm" style:layout-grid-ruby-height="0.353cm" style:layout-grid-mode="none" style:layout-grid-ruby-below="false" style:layout-grid-print="false" style:layout-grid-display="false" draw:fill="bitmap" draw:fill-image-name="general_5f_CIFP_5f_PL" style:repeat="stretch" draw:fill-image-ref-point-x="0%" draw:fill-image-ref-point-y="0%" draw:fill-image-ref-point="center" style:footnote-max-height="0cm" loext:margin-gutter="0cm">
        <style:background-image xlink:href="Pictures/100000010000031A00000463775A6B7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svg:height="2.1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_5f_CIFP_5f_PL" style:repeat="stretch" draw:fill-image-ref-point-x="0%" draw:fill-image-ref-point-y="0%" draw:fill-image-ref-point="center" style:footnote-max-height="0cm" loext:margin-gutter="0cm">
        <style:background-image xlink:href="Pictures/100000010000031A000004637CE96CD8.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general_5f_CIFP_5f_PL" style:repeat="stretch" draw:fill-image-ref-point-x="0%" draw:fill-image-ref-point-y="0%" draw:fill-image-ref-point="center"/>
    </style:style>
    <style:style style:name="Mdp2" style:family="drawing-page">
      <style:drawing-page-properties draw:fill="bitmap" draw:background-size="full" draw:fill-image-name="portada_5f_CIFP_5f_PL" style:repeat="stretch" draw:fill-image-ref-point-x="0%" draw:fill-image-ref-point-y="0%" draw:fill-image-ref-point="center"/>
    </style:style>
    <style:style style:name="Mdp3"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draw:line text:anchor-type="paragraph" draw:z-index="31" draw:name="Línia horitzontal 1" draw:style-name="Mgr1" draw:text-style-name="MP2" svg:x1="-0.026cm" svg:y1="-0.065cm" svg:x2="16.219cm" svg:y2="-0.065cm"><text:p/></draw:line>Títol del projecte – Subtítol<text:tab/><text:tab/>Pàgina <text:page-number text:select-page="current">33</text:page-number><text:s/>de <text:page-count>33</text:page-count></text:p>
      </style:footer>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8:12:30.583440780</meta:creation-date>
    <dc:date>2026-01-07T14:48:38.473825331</dc:date>
    <meta:editing-duration>PT1H19M27S</meta:editing-duration>
    <meta:editing-cycles>16</meta:editing-cycles>
    <meta:generator>LibreOffice/25.2.7.2$Linux_X86_64 LibreOffice_project/520$Build-2</meta:generator>
    <meta:document-statistic meta:table-count="0" meta:image-count="0" meta:object-count="0" meta:page-count="33" meta:paragraph-count="361" meta:word-count="8736" meta:character-count="57140" meta:non-whitespace-character-count="48813"/>
  </office:meta>
</office:document-meta>
</file>